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UE Capability">
        <table:table-row>
          <table:table-cell>
            <text:p>Country</text:p>
          </table:table-cell>
          <table:table-cell>
            <text:p>Operator</text:p>
          </table:table-cell>
          <table:table-cell>
            <text:p/>
          </table:table-cell>
          <table:table-cell>
            <text:p>Algorithm</text:p>
          </table:table-cell>
          <table:table-cell>
            <text:p>Capability</text:p>
          </table:table-cell>
          <table:table-cell>
            <text:p>Warning</text:p>
          </table:table-cell>
          <table:table-cell>
            <text:p/>
          </table:table-cell>
          <table:table-cell>
            <text:p>Algorithm</text:p>
          </table:table-cell>
          <table:table-cell>
            <text:p>Chosen</text:p>
          </table:table-cell>
          <table:table-cell>
            <text:p>Warning</text:p>
          </table:table-cell>
        </table:table-row>
        <table:table-row>
          <table:table-cell>
            <text:p/>
          </table:table-cell>
          <table:table-cell>
            <text:p>Unknown_Operator</text:p>
          </table:table-cell>
          <table:table-cell/>
          <table:table-cell>
            <text:p>GSM_A5/1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2G CS C</text:p>
          </table:table-cell>
          <table:table-cell>
            <text:p>A5/3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2G P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3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3G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1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3G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3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4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5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6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7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1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5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2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5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UMTS_U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</table:table>
      <table:table table:name="2G C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Cell_ID</text:p>
          </table:table-cell>
          <table:table-cell>
            <text:p>Algorithm</text:p>
          </table:table-cell>
        </table:table-row>
        <table:table-row>
          <table:table-cell>
            <text:p>2025-10-03 22:06:06</text:p>
          </table:table-cell>
          <table:table-cell>
            <text:p>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07:13</text:p>
          </table:table-cell>
          <table:table-cell>
            <text:p>1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08:17</text:p>
          </table:table-cell>
          <table:table-cell>
            <text:p>2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09:23</text:p>
          </table:table-cell>
          <table:table-cell>
            <text:p>4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0:28</text:p>
          </table:table-cell>
          <table:table-cell>
            <text:p>5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1:33</text:p>
          </table:table-cell>
          <table:table-cell>
            <text:p>7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2:39</text:p>
          </table:table-cell>
          <table:table-cell>
            <text:p>8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3:43</text:p>
          </table:table-cell>
          <table:table-cell>
            <text:p>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4:49</text:p>
          </table:table-cell>
          <table:table-cell>
            <text:p>11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5:56</text:p>
          </table:table-cell>
          <table:table-cell>
            <text:p>12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6:59</text:p>
          </table:table-cell>
          <table:table-cell>
            <text:p>14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8:07</text:p>
          </table:table-cell>
          <table:table-cell>
            <text:p>15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19:10</text:p>
          </table:table-cell>
          <table:table-cell>
            <text:p>17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0:16</text:p>
          </table:table-cell>
          <table:table-cell>
            <text:p>1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1:23</text:p>
          </table:table-cell>
          <table:table-cell>
            <text:p>20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2:27</text:p>
          </table:table-cell>
          <table:table-cell>
            <text:p>2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3:33</text:p>
          </table:table-cell>
          <table:table-cell>
            <text:p>2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4:38</text:p>
          </table:table-cell>
          <table:table-cell>
            <text:p>2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5:43</text:p>
          </table:table-cell>
          <table:table-cell>
            <text:p>25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6:49</text:p>
          </table:table-cell>
          <table:table-cell>
            <text:p>27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7:53</text:p>
          </table:table-cell>
          <table:table-cell>
            <text:p>29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29:00</text:p>
          </table:table-cell>
          <table:table-cell>
            <text:p>30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0:06</text:p>
          </table:table-cell>
          <table:table-cell>
            <text:p>3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1:11</text:p>
          </table:table-cell>
          <table:table-cell>
            <text:p>3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2:17</text:p>
          </table:table-cell>
          <table:table-cell>
            <text:p>34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3:21</text:p>
          </table:table-cell>
          <table:table-cell>
            <text:p>36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4:25</text:p>
          </table:table-cell>
          <table:table-cell>
            <text:p>38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5:31</text:p>
          </table:table-cell>
          <table:table-cell>
            <text:p>3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6:36</text:p>
          </table:table-cell>
          <table:table-cell>
            <text:p>41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8:47</text:p>
          </table:table-cell>
          <table:table-cell>
            <text:p>44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39:53</text:p>
          </table:table-cell>
          <table:table-cell>
            <text:p>46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1:01</text:p>
          </table:table-cell>
          <table:table-cell>
            <text:p>48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2:04</text:p>
          </table:table-cell>
          <table:table-cell>
            <text:p>49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3:08</text:p>
          </table:table-cell>
          <table:table-cell>
            <text:p>5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4:16</text:p>
          </table:table-cell>
          <table:table-cell>
            <text:p>53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5:29</text:p>
          </table:table-cell>
          <table:table-cell>
            <text:p>54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6:24</text:p>
          </table:table-cell>
          <table:table-cell>
            <text:p>55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7:31</text:p>
          </table:table-cell>
          <table:table-cell>
            <text:p>56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8:35</text:p>
          </table:table-cell>
          <table:table-cell>
            <text:p>57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49:41</text:p>
          </table:table-cell>
          <table:table-cell>
            <text:p>59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0:45</text:p>
          </table:table-cell>
          <table:table-cell>
            <text:p>60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1:51</text:p>
          </table:table-cell>
          <table:table-cell>
            <text:p>6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2:57</text:p>
          </table:table-cell>
          <table:table-cell>
            <text:p>63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4:03</text:p>
          </table:table-cell>
          <table:table-cell>
            <text:p>64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5:08</text:p>
          </table:table-cell>
          <table:table-cell>
            <text:p>6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6:14</text:p>
          </table:table-cell>
          <table:table-cell>
            <text:p>67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7:17</text:p>
          </table:table-cell>
          <table:table-cell>
            <text:p>68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8:24</text:p>
          </table:table-cell>
          <table:table-cell>
            <text:p>7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2:59:28</text:p>
          </table:table-cell>
          <table:table-cell>
            <text:p>7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0:33</text:p>
          </table:table-cell>
          <table:table-cell>
            <text:p>73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1:40</text:p>
          </table:table-cell>
          <table:table-cell>
            <text:p>74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2:45</text:p>
          </table:table-cell>
          <table:table-cell>
            <text:p>76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3:52</text:p>
          </table:table-cell>
          <table:table-cell>
            <text:p>7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5:06</text:p>
          </table:table-cell>
          <table:table-cell>
            <text:p>79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6:00</text:p>
          </table:table-cell>
          <table:table-cell>
            <text:p>7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7:06</text:p>
          </table:table-cell>
          <table:table-cell>
            <text:p>81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8:12</text:p>
          </table:table-cell>
          <table:table-cell>
            <text:p>83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09:19</text:p>
          </table:table-cell>
          <table:table-cell>
            <text:p>8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0:22</text:p>
          </table:table-cell>
          <table:table-cell>
            <text:p>8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2:35</text:p>
          </table:table-cell>
          <table:table-cell>
            <text:p>89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3:41</text:p>
          </table:table-cell>
          <table:table-cell>
            <text:p>91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4:44</text:p>
          </table:table-cell>
          <table:table-cell>
            <text:p>92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5:49</text:p>
          </table:table-cell>
          <table:table-cell>
            <text:p>9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6:53</text:p>
          </table:table-cell>
          <table:table-cell>
            <text:p>95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8:01</text:p>
          </table:table-cell>
          <table:table-cell>
            <text:p>96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19:04</text:p>
          </table:table-cell>
          <table:table-cell>
            <text:p>97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0:20</text:p>
          </table:table-cell>
          <table:table-cell>
            <text:p>99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1:15</text:p>
          </table:table-cell>
          <table:table-cell>
            <text:p>100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2:20</text:p>
          </table:table-cell>
          <table:table-cell>
            <text:p>101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3:29</text:p>
          </table:table-cell>
          <table:table-cell>
            <text:p>10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4:31</text:p>
          </table:table-cell>
          <table:table-cell>
            <text:p>105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5:38</text:p>
          </table:table-cell>
          <table:table-cell>
            <text:p>10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6:42</text:p>
          </table:table-cell>
          <table:table-cell>
            <text:p>108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7:46</text:p>
          </table:table-cell>
          <table:table-cell>
            <text:p>109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8:54</text:p>
          </table:table-cell>
          <table:table-cell>
            <text:p>111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29:58</text:p>
          </table:table-cell>
          <table:table-cell>
            <text:p>112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1:03</text:p>
          </table:table-cell>
          <table:table-cell>
            <text:p>11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2:10</text:p>
          </table:table-cell>
          <table:table-cell>
            <text:p>11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3:13</text:p>
          </table:table-cell>
          <table:table-cell>
            <text:p>116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4:21</text:p>
          </table:table-cell>
          <table:table-cell>
            <text:p>117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5:24</text:p>
          </table:table-cell>
          <table:table-cell>
            <text:p>119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6:33</text:p>
          </table:table-cell>
          <table:table-cell>
            <text:p>120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7:35</text:p>
          </table:table-cell>
          <table:table-cell>
            <text:p>12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8:41</text:p>
          </table:table-cell>
          <table:table-cell>
            <text:p>123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39:46</text:p>
          </table:table-cell>
          <table:table-cell>
            <text:p>124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0:52</text:p>
          </table:table-cell>
          <table:table-cell>
            <text:p>125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1:59</text:p>
          </table:table-cell>
          <table:table-cell>
            <text:p>12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3:03</text:p>
          </table:table-cell>
          <table:table-cell>
            <text:p>128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4:08</text:p>
          </table:table-cell>
          <table:table-cell>
            <text:p>129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5:13</text:p>
          </table:table-cell>
          <table:table-cell>
            <text:p>130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6:20</text:p>
          </table:table-cell>
          <table:table-cell>
            <text:p>131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7:25</text:p>
          </table:table-cell>
          <table:table-cell>
            <text:p>13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8:30</text:p>
          </table:table-cell>
          <table:table-cell>
            <text:p>135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49:35</text:p>
          </table:table-cell>
          <table:table-cell>
            <text:p>13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0:40</text:p>
          </table:table-cell>
          <table:table-cell>
            <text:p>138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1:48</text:p>
          </table:table-cell>
          <table:table-cell>
            <text:p>140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2:50</text:p>
          </table:table-cell>
          <table:table-cell>
            <text:p>141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3:56</text:p>
          </table:table-cell>
          <table:table-cell>
            <text:p>143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5:01</text:p>
          </table:table-cell>
          <table:table-cell>
            <text:p>144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6:09</text:p>
          </table:table-cell>
          <table:table-cell>
            <text:p>146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7:14</text:p>
          </table:table-cell>
          <table:table-cell>
            <text:p>147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8:18</text:p>
          </table:table-cell>
          <table:table-cell>
            <text:p>149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3 23:59:23</text:p>
          </table:table-cell>
          <table:table-cell>
            <text:p>150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0:28</text:p>
          </table:table-cell>
          <table:table-cell>
            <text:p>15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1:34</text:p>
          </table:table-cell>
          <table:table-cell>
            <text:p>15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2:39</text:p>
          </table:table-cell>
          <table:table-cell>
            <text:p>155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3:44</text:p>
          </table:table-cell>
          <table:table-cell>
            <text:p>156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4:50</text:p>
          </table:table-cell>
          <table:table-cell>
            <text:p>157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5:55</text:p>
          </table:table-cell>
          <table:table-cell>
            <text:p>159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7:01</text:p>
          </table:table-cell>
          <table:table-cell>
            <text:p>160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8:05</text:p>
          </table:table-cell>
          <table:table-cell>
            <text:p>161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09:13</text:p>
          </table:table-cell>
          <table:table-cell>
            <text:p>163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0:18</text:p>
          </table:table-cell>
          <table:table-cell>
            <text:p>165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1:23</text:p>
          </table:table-cell>
          <table:table-cell>
            <text:p>16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2:28</text:p>
          </table:table-cell>
          <table:table-cell>
            <text:p>16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3:32</text:p>
          </table:table-cell>
          <table:table-cell>
            <text:p>169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4:37</text:p>
          </table:table-cell>
          <table:table-cell>
            <text:p>171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5:43</text:p>
          </table:table-cell>
          <table:table-cell>
            <text:p>17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6:48</text:p>
          </table:table-cell>
          <table:table-cell>
            <text:p>174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7:53</text:p>
          </table:table-cell>
          <table:table-cell>
            <text:p>175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19:00</text:p>
          </table:table-cell>
          <table:table-cell>
            <text:p>177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0:05</text:p>
          </table:table-cell>
          <table:table-cell>
            <text:p>178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1:09</text:p>
          </table:table-cell>
          <table:table-cell>
            <text:p>180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2:16</text:p>
          </table:table-cell>
          <table:table-cell>
            <text:p>181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3:20</text:p>
          </table:table-cell>
          <table:table-cell>
            <text:p>18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4:26</text:p>
          </table:table-cell>
          <table:table-cell>
            <text:p>184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5:33</text:p>
          </table:table-cell>
          <table:table-cell>
            <text:p>186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6:37</text:p>
          </table:table-cell>
          <table:table-cell>
            <text:p>187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7:43</text:p>
          </table:table-cell>
          <table:table-cell>
            <text:p>189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8:48</text:p>
          </table:table-cell>
          <table:table-cell>
            <text:p>190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29:55</text:p>
          </table:table-cell>
          <table:table-cell>
            <text:p>191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0:59</text:p>
          </table:table-cell>
          <table:table-cell>
            <text:p>19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2:05</text:p>
          </table:table-cell>
          <table:table-cell>
            <text:p>19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3:08</text:p>
          </table:table-cell>
          <table:table-cell>
            <text:p>19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4:13</text:p>
          </table:table-cell>
          <table:table-cell>
            <text:p>196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5:20</text:p>
          </table:table-cell>
          <table:table-cell>
            <text:p>198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6:25</text:p>
          </table:table-cell>
          <table:table-cell>
            <text:p>19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7:30</text:p>
          </table:table-cell>
          <table:table-cell>
            <text:p>201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8:37</text:p>
          </table:table-cell>
          <table:table-cell>
            <text:p>20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39:50</text:p>
          </table:table-cell>
          <table:table-cell>
            <text:p>203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0:47</text:p>
          </table:table-cell>
          <table:table-cell>
            <text:p>20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1:52</text:p>
          </table:table-cell>
          <table:table-cell>
            <text:p>206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2:57</text:p>
          </table:table-cell>
          <table:table-cell>
            <text:p>207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4:03</text:p>
          </table:table-cell>
          <table:table-cell>
            <text:p>209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5:07</text:p>
          </table:table-cell>
          <table:table-cell>
            <text:p>211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6:16</text:p>
          </table:table-cell>
          <table:table-cell>
            <text:p>212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7:18</text:p>
          </table:table-cell>
          <table:table-cell>
            <text:p>213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8:26</text:p>
          </table:table-cell>
          <table:table-cell>
            <text:p>215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49:30</text:p>
          </table:table-cell>
          <table:table-cell>
            <text:p>216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0:34</text:p>
          </table:table-cell>
          <table:table-cell>
            <text:p>218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1:40</text:p>
          </table:table-cell>
          <table:table-cell>
            <text:p>21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2:45</text:p>
          </table:table-cell>
          <table:table-cell>
            <text:p>221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3:49</text:p>
          </table:table-cell>
          <table:table-cell>
            <text:p>22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4:56</text:p>
          </table:table-cell>
          <table:table-cell>
            <text:p>223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6:00</text:p>
          </table:table-cell>
          <table:table-cell>
            <text:p>22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7:08</text:p>
          </table:table-cell>
          <table:table-cell>
            <text:p>227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8:11</text:p>
          </table:table-cell>
          <table:table-cell>
            <text:p>228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0:59:17</text:p>
          </table:table-cell>
          <table:table-cell>
            <text:p>229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0:22</text:p>
          </table:table-cell>
          <table:table-cell>
            <text:p>231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1:28</text:p>
          </table:table-cell>
          <table:table-cell>
            <text:p>232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2:34</text:p>
          </table:table-cell>
          <table:table-cell>
            <text:p>233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3:38</text:p>
          </table:table-cell>
          <table:table-cell>
            <text:p>234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4:43</text:p>
          </table:table-cell>
          <table:table-cell>
            <text:p>236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5:50</text:p>
          </table:table-cell>
          <table:table-cell>
            <text:p>237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6:53</text:p>
          </table:table-cell>
          <table:table-cell>
            <text:p>238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7:59</text:p>
          </table:table-cell>
          <table:table-cell>
            <text:p>240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09:04</text:p>
          </table:table-cell>
          <table:table-cell>
            <text:p>24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0:10</text:p>
          </table:table-cell>
          <table:table-cell>
            <text:p>24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1:16</text:p>
          </table:table-cell>
          <table:table-cell>
            <text:p>244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2:24</text:p>
          </table:table-cell>
          <table:table-cell>
            <text:p>24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3:28</text:p>
          </table:table-cell>
          <table:table-cell>
            <text:p>24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4:32</text:p>
          </table:table-cell>
          <table:table-cell>
            <text:p>24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5:36</text:p>
          </table:table-cell>
          <table:table-cell>
            <text:p>249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6:43</text:p>
          </table:table-cell>
          <table:table-cell>
            <text:p>250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7:48</text:p>
          </table:table-cell>
          <table:table-cell>
            <text:p>251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19:21</text:p>
          </table:table-cell>
          <table:table-cell>
            <text:p>254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0:00</text:p>
          </table:table-cell>
          <table:table-cell>
            <text:p>255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1:05</text:p>
          </table:table-cell>
          <table:table-cell>
            <text:p>256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2:10</text:p>
          </table:table-cell>
          <table:table-cell>
            <text:p>258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3:16</text:p>
          </table:table-cell>
          <table:table-cell>
            <text:p>259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4:21</text:p>
          </table:table-cell>
          <table:table-cell>
            <text:p>260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5:28</text:p>
          </table:table-cell>
          <table:table-cell>
            <text:p>262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6:31</text:p>
          </table:table-cell>
          <table:table-cell>
            <text:p>26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7:35</text:p>
          </table:table-cell>
          <table:table-cell>
            <text:p>265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8:41</text:p>
          </table:table-cell>
          <table:table-cell>
            <text:p>266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29:47</text:p>
          </table:table-cell>
          <table:table-cell>
            <text:p>26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0:53</text:p>
          </table:table-cell>
          <table:table-cell>
            <text:p>269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1:58</text:p>
          </table:table-cell>
          <table:table-cell>
            <text:p>270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3:02</text:p>
          </table:table-cell>
          <table:table-cell>
            <text:p>27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4:09</text:p>
          </table:table-cell>
          <table:table-cell>
            <text:p>27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5:13</text:p>
          </table:table-cell>
          <table:table-cell>
            <text:p>274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6:18</text:p>
          </table:table-cell>
          <table:table-cell>
            <text:p>275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7:25</text:p>
          </table:table-cell>
          <table:table-cell>
            <text:p>277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8:31</text:p>
          </table:table-cell>
          <table:table-cell>
            <text:p>278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39:36</text:p>
          </table:table-cell>
          <table:table-cell>
            <text:p>27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40:41</text:p>
          </table:table-cell>
          <table:table-cell>
            <text:p>281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41:46</text:p>
          </table:table-cell>
          <table:table-cell>
            <text:p>28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  <table:table-row>
          <table:table-cell>
            <text:p>2025-10-04 01:42:52</text:p>
          </table:table-cell>
          <table:table-cell>
            <text:p>28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Ciphering Mode Command</text:p>
          </table:table-cell>
          <table:table-cell>
            <text:p>51</text:p>
          </table:table-cell>
          <table:table-cell>
            <text:p>1000</text:p>
          </table:table-cell>
          <table:table-cell>
            <text:p>10</text:p>
          </table:table-cell>
          <table:table-cell>
            <text:p>A5/3</text:p>
          </table:table-cell>
        </table:table-row>
      </table:table>
      <table:table table:name="2G P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LAC</text:p>
          </table:table-cell>
          <table:table-cell>
            <text:p>RAC</text:p>
          </table:table-cell>
          <table:table-cell>
            <text:p>Algorithm</text:p>
          </table:table-cell>
        </table:table-row>
      </table:table>
      <table:table table:name="3G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3G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4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4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RRC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RRC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2G C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22:06:04</text:p>
          </table:table-cell>
          <table:table-cell>
            <text:p>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0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07:10</text:p>
          </table:table-cell>
          <table:table-cell>
            <text:p>1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08:15</text:p>
          </table:table-cell>
          <table:table-cell>
            <text:p>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09:21</text:p>
          </table:table-cell>
          <table:table-cell>
            <text:p>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0:26</text:p>
          </table:table-cell>
          <table:table-cell>
            <text:p>5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1:31</text:p>
          </table:table-cell>
          <table:table-cell>
            <text:p>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2:37</text:p>
          </table:table-cell>
          <table:table-cell>
            <text:p>8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3:42</text:p>
          </table:table-cell>
          <table:table-cell>
            <text:p>9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4:48</text:p>
          </table:table-cell>
          <table:table-cell>
            <text:p>1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5:52</text:p>
          </table:table-cell>
          <table:table-cell>
            <text:p>12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6:57</text:p>
          </table:table-cell>
          <table:table-cell>
            <text:p>1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8:03</text:p>
          </table:table-cell>
          <table:table-cell>
            <text:p>1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19:08</text:p>
          </table:table-cell>
          <table:table-cell>
            <text:p>1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0:14</text:p>
          </table:table-cell>
          <table:table-cell>
            <text:p>18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1:19</text:p>
          </table:table-cell>
          <table:table-cell>
            <text:p>19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2:25</text:p>
          </table:table-cell>
          <table:table-cell>
            <text:p>21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3:30</text:p>
          </table:table-cell>
          <table:table-cell>
            <text:p>22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4:35</text:p>
          </table:table-cell>
          <table:table-cell>
            <text:p>24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5:41</text:p>
          </table:table-cell>
          <table:table-cell>
            <text:p>25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6:46</text:p>
          </table:table-cell>
          <table:table-cell>
            <text:p>27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7:51</text:p>
          </table:table-cell>
          <table:table-cell>
            <text:p>28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28:57</text:p>
          </table:table-cell>
          <table:table-cell>
            <text:p>30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0:02</text:p>
          </table:table-cell>
          <table:table-cell>
            <text:p>3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1:08</text:p>
          </table:table-cell>
          <table:table-cell>
            <text:p>3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2:13</text:p>
          </table:table-cell>
          <table:table-cell>
            <text:p>3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3:18</text:p>
          </table:table-cell>
          <table:table-cell>
            <text:p>36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4:24</text:p>
          </table:table-cell>
          <table:table-cell>
            <text:p>37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5:28</text:p>
          </table:table-cell>
          <table:table-cell>
            <text:p>39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6:33</text:p>
          </table:table-cell>
          <table:table-cell>
            <text:p>40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7:39</text:p>
          </table:table-cell>
          <table:table-cell>
            <text:p>42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8:44</text:p>
          </table:table-cell>
          <table:table-cell>
            <text:p>4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39:50</text:p>
          </table:table-cell>
          <table:table-cell>
            <text:p>4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0:58</text:p>
          </table:table-cell>
          <table:table-cell>
            <text:p>47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2:01</text:p>
          </table:table-cell>
          <table:table-cell>
            <text:p>49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3:06</text:p>
          </table:table-cell>
          <table:table-cell>
            <text:p>5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4:11</text:p>
          </table:table-cell>
          <table:table-cell>
            <text:p>52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5:26</text:p>
          </table:table-cell>
          <table:table-cell>
            <text:p>54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6:22</text:p>
          </table:table-cell>
          <table:table-cell>
            <text:p>5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7:28</text:p>
          </table:table-cell>
          <table:table-cell>
            <text:p>56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8:33</text:p>
          </table:table-cell>
          <table:table-cell>
            <text:p>57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49:38</text:p>
          </table:table-cell>
          <table:table-cell>
            <text:p>5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0:44</text:p>
          </table:table-cell>
          <table:table-cell>
            <text:p>60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1:49</text:p>
          </table:table-cell>
          <table:table-cell>
            <text:p>61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2:54</text:p>
          </table:table-cell>
          <table:table-cell>
            <text:p>63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4:00</text:p>
          </table:table-cell>
          <table:table-cell>
            <text:p>64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5:04</text:p>
          </table:table-cell>
          <table:table-cell>
            <text:p>66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6:10</text:p>
          </table:table-cell>
          <table:table-cell>
            <text:p>67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7:15</text:p>
          </table:table-cell>
          <table:table-cell>
            <text:p>68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8:21</text:p>
          </table:table-cell>
          <table:table-cell>
            <text:p>70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59:26</text:p>
          </table:table-cell>
          <table:table-cell>
            <text:p>71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0:31</text:p>
          </table:table-cell>
          <table:table-cell>
            <text:p>73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1:37</text:p>
          </table:table-cell>
          <table:table-cell>
            <text:p>74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2:42</text:p>
          </table:table-cell>
          <table:table-cell>
            <text:p>75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3:48</text:p>
          </table:table-cell>
          <table:table-cell>
            <text:p>77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5:03</text:p>
          </table:table-cell>
          <table:table-cell>
            <text:p>7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5:58</text:p>
          </table:table-cell>
          <table:table-cell>
            <text:p>79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7:04</text:p>
          </table:table-cell>
          <table:table-cell>
            <text:p>8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8:09</text:p>
          </table:table-cell>
          <table:table-cell>
            <text:p>82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09:15</text:p>
          </table:table-cell>
          <table:table-cell>
            <text:p>84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0:20</text:p>
          </table:table-cell>
          <table:table-cell>
            <text:p>85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1:26</text:p>
          </table:table-cell>
          <table:table-cell>
            <text:p>87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2:31</text:p>
          </table:table-cell>
          <table:table-cell>
            <text:p>89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3:38</text:p>
          </table:table-cell>
          <table:table-cell>
            <text:p>90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4:41</text:p>
          </table:table-cell>
          <table:table-cell>
            <text:p>92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5:46</text:p>
          </table:table-cell>
          <table:table-cell>
            <text:p>9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6:51</text:p>
          </table:table-cell>
          <table:table-cell>
            <text:p>95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7:59</text:p>
          </table:table-cell>
          <table:table-cell>
            <text:p>96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19:02</text:p>
          </table:table-cell>
          <table:table-cell>
            <text:p>97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0:18</text:p>
          </table:table-cell>
          <table:table-cell>
            <text:p>98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1:13</text:p>
          </table:table-cell>
          <table:table-cell>
            <text:p>9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2:18</text:p>
          </table:table-cell>
          <table:table-cell>
            <text:p>101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3:26</text:p>
          </table:table-cell>
          <table:table-cell>
            <text:p>10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4:29</text:p>
          </table:table-cell>
          <table:table-cell>
            <text:p>104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5:35</text:p>
          </table:table-cell>
          <table:table-cell>
            <text:p>106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6:40</text:p>
          </table:table-cell>
          <table:table-cell>
            <text:p>10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7:45</text:p>
          </table:table-cell>
          <table:table-cell>
            <text:p>109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8:51</text:p>
          </table:table-cell>
          <table:table-cell>
            <text:p>11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29:56</text:p>
          </table:table-cell>
          <table:table-cell>
            <text:p>112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1:02</text:p>
          </table:table-cell>
          <table:table-cell>
            <text:p>11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2:07</text:p>
          </table:table-cell>
          <table:table-cell>
            <text:p>114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3:12</text:p>
          </table:table-cell>
          <table:table-cell>
            <text:p>116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4:17</text:p>
          </table:table-cell>
          <table:table-cell>
            <text:p>117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5:22</text:p>
          </table:table-cell>
          <table:table-cell>
            <text:p>119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6:30</text:p>
          </table:table-cell>
          <table:table-cell>
            <text:p>120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7:33</text:p>
          </table:table-cell>
          <table:table-cell>
            <text:p>121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8:38</text:p>
          </table:table-cell>
          <table:table-cell>
            <text:p>122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39:44</text:p>
          </table:table-cell>
          <table:table-cell>
            <text:p>12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0:49</text:p>
          </table:table-cell>
          <table:table-cell>
            <text:p>12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1:55</text:p>
          </table:table-cell>
          <table:table-cell>
            <text:p>126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3:00</text:p>
          </table:table-cell>
          <table:table-cell>
            <text:p>127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4:05</text:p>
          </table:table-cell>
          <table:table-cell>
            <text:p>129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5:11</text:p>
          </table:table-cell>
          <table:table-cell>
            <text:p>130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6:16</text:p>
          </table:table-cell>
          <table:table-cell>
            <text:p>131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7:22</text:p>
          </table:table-cell>
          <table:table-cell>
            <text:p>133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8:27</text:p>
          </table:table-cell>
          <table:table-cell>
            <text:p>13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49:32</text:p>
          </table:table-cell>
          <table:table-cell>
            <text:p>13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0:38</text:p>
          </table:table-cell>
          <table:table-cell>
            <text:p>13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1:45</text:p>
          </table:table-cell>
          <table:table-cell>
            <text:p>140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2:48</text:p>
          </table:table-cell>
          <table:table-cell>
            <text:p>14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3:53</text:p>
          </table:table-cell>
          <table:table-cell>
            <text:p>142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4:58</text:p>
          </table:table-cell>
          <table:table-cell>
            <text:p>144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6:04</text:p>
          </table:table-cell>
          <table:table-cell>
            <text:p>146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7:11</text:p>
          </table:table-cell>
          <table:table-cell>
            <text:p>14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8:14</text:p>
          </table:table-cell>
          <table:table-cell>
            <text:p>148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3:59:20</text:p>
          </table:table-cell>
          <table:table-cell>
            <text:p>150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0:25</text:p>
          </table:table-cell>
          <table:table-cell>
            <text:p>151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1:31</text:p>
          </table:table-cell>
          <table:table-cell>
            <text:p>153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2:36</text:p>
          </table:table-cell>
          <table:table-cell>
            <text:p>154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3:42</text:p>
          </table:table-cell>
          <table:table-cell>
            <text:p>15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4:47</text:p>
          </table:table-cell>
          <table:table-cell>
            <text:p>15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5:52</text:p>
          </table:table-cell>
          <table:table-cell>
            <text:p>158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6:58</text:p>
          </table:table-cell>
          <table:table-cell>
            <text:p>160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8:03</text:p>
          </table:table-cell>
          <table:table-cell>
            <text:p>161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09:10</text:p>
          </table:table-cell>
          <table:table-cell>
            <text:p>162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0:14</text:p>
          </table:table-cell>
          <table:table-cell>
            <text:p>16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1:19</text:p>
          </table:table-cell>
          <table:table-cell>
            <text:p>166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2:24</text:p>
          </table:table-cell>
          <table:table-cell>
            <text:p>168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3:29</text:p>
          </table:table-cell>
          <table:table-cell>
            <text:p>16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4:35</text:p>
          </table:table-cell>
          <table:table-cell>
            <text:p>17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5:40</text:p>
          </table:table-cell>
          <table:table-cell>
            <text:p>172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6:46</text:p>
          </table:table-cell>
          <table:table-cell>
            <text:p>173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7:51</text:p>
          </table:table-cell>
          <table:table-cell>
            <text:p>17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18:57</text:p>
          </table:table-cell>
          <table:table-cell>
            <text:p>177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0:02</text:p>
          </table:table-cell>
          <table:table-cell>
            <text:p>178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1:07</text:p>
          </table:table-cell>
          <table:table-cell>
            <text:p>179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2:13</text:p>
          </table:table-cell>
          <table:table-cell>
            <text:p>181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3:18</text:p>
          </table:table-cell>
          <table:table-cell>
            <text:p>182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4:23</text:p>
          </table:table-cell>
          <table:table-cell>
            <text:p>184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5:31</text:p>
          </table:table-cell>
          <table:table-cell>
            <text:p>18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6:34</text:p>
          </table:table-cell>
          <table:table-cell>
            <text:p>18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7:40</text:p>
          </table:table-cell>
          <table:table-cell>
            <text:p>188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8:45</text:p>
          </table:table-cell>
          <table:table-cell>
            <text:p>189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29:52</text:p>
          </table:table-cell>
          <table:table-cell>
            <text:p>191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0:55</text:p>
          </table:table-cell>
          <table:table-cell>
            <text:p>19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2:00</text:p>
          </table:table-cell>
          <table:table-cell>
            <text:p>193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3:06</text:p>
          </table:table-cell>
          <table:table-cell>
            <text:p>19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4:11</text:p>
          </table:table-cell>
          <table:table-cell>
            <text:p>196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5:17</text:p>
          </table:table-cell>
          <table:table-cell>
            <text:p>198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6:22</text:p>
          </table:table-cell>
          <table:table-cell>
            <text:p>199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7:27</text:p>
          </table:table-cell>
          <table:table-cell>
            <text:p>20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8:35</text:p>
          </table:table-cell>
          <table:table-cell>
            <text:p>202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39:48</text:p>
          </table:table-cell>
          <table:table-cell>
            <text:p>203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0:44</text:p>
          </table:table-cell>
          <table:table-cell>
            <text:p>204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1:49</text:p>
          </table:table-cell>
          <table:table-cell>
            <text:p>206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2:54</text:p>
          </table:table-cell>
          <table:table-cell>
            <text:p>207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4:00</text:p>
          </table:table-cell>
          <table:table-cell>
            <text:p>209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5:05</text:p>
          </table:table-cell>
          <table:table-cell>
            <text:p>210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6:13</text:p>
          </table:table-cell>
          <table:table-cell>
            <text:p>21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7:16</text:p>
          </table:table-cell>
          <table:table-cell>
            <text:p>213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8:23</text:p>
          </table:table-cell>
          <table:table-cell>
            <text:p>214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49:26</text:p>
          </table:table-cell>
          <table:table-cell>
            <text:p>216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0:31</text:p>
          </table:table-cell>
          <table:table-cell>
            <text:p>217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1:37</text:p>
          </table:table-cell>
          <table:table-cell>
            <text:p>219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2:42</text:p>
          </table:table-cell>
          <table:table-cell>
            <text:p>221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3:47</text:p>
          </table:table-cell>
          <table:table-cell>
            <text:p>222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4:53</text:p>
          </table:table-cell>
          <table:table-cell>
            <text:p>223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5:58</text:p>
          </table:table-cell>
          <table:table-cell>
            <text:p>22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7:06</text:p>
          </table:table-cell>
          <table:table-cell>
            <text:p>227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8:09</text:p>
          </table:table-cell>
          <table:table-cell>
            <text:p>228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0:59:14</text:p>
          </table:table-cell>
          <table:table-cell>
            <text:p>229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0:20</text:p>
          </table:table-cell>
          <table:table-cell>
            <text:p>230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1:25</text:p>
          </table:table-cell>
          <table:table-cell>
            <text:p>23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2:30</text:p>
          </table:table-cell>
          <table:table-cell>
            <text:p>233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3:36</text:p>
          </table:table-cell>
          <table:table-cell>
            <text:p>23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4:41</text:p>
          </table:table-cell>
          <table:table-cell>
            <text:p>235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5:47</text:p>
          </table:table-cell>
          <table:table-cell>
            <text:p>237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6:52</text:p>
          </table:table-cell>
          <table:table-cell>
            <text:p>238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7:57</text:p>
          </table:table-cell>
          <table:table-cell>
            <text:p>23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09:02</text:p>
          </table:table-cell>
          <table:table-cell>
            <text:p>24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0:07</text:p>
          </table:table-cell>
          <table:table-cell>
            <text:p>24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1:13</text:p>
          </table:table-cell>
          <table:table-cell>
            <text:p>24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2:21</text:p>
          </table:table-cell>
          <table:table-cell>
            <text:p>24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3:23</text:p>
          </table:table-cell>
          <table:table-cell>
            <text:p>246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4:29</text:p>
          </table:table-cell>
          <table:table-cell>
            <text:p>24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5:34</text:p>
          </table:table-cell>
          <table:table-cell>
            <text:p>249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6:40</text:p>
          </table:table-cell>
          <table:table-cell>
            <text:p>250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7:45</text:p>
          </table:table-cell>
          <table:table-cell>
            <text:p>251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8:51</text:p>
          </table:table-cell>
          <table:table-cell>
            <text:p>252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9:18</text:p>
          </table:table-cell>
          <table:table-cell>
            <text:p>253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19:56</text:p>
          </table:table-cell>
          <table:table-cell>
            <text:p>254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1:02</text:p>
          </table:table-cell>
          <table:table-cell>
            <text:p>256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2:07</text:p>
          </table:table-cell>
          <table:table-cell>
            <text:p>257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3:12</text:p>
          </table:table-cell>
          <table:table-cell>
            <text:p>258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4:18</text:p>
          </table:table-cell>
          <table:table-cell>
            <text:p>260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5:25</text:p>
          </table:table-cell>
          <table:table-cell>
            <text:p>26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6:28</text:p>
          </table:table-cell>
          <table:table-cell>
            <text:p>263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7:33</text:p>
          </table:table-cell>
          <table:table-cell>
            <text:p>264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8:38</text:p>
          </table:table-cell>
          <table:table-cell>
            <text:p>266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29:44</text:p>
          </table:table-cell>
          <table:table-cell>
            <text:p>268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0:49</text:p>
          </table:table-cell>
          <table:table-cell>
            <text:p>269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1:55</text:p>
          </table:table-cell>
          <table:table-cell>
            <text:p>270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3:00</text:p>
          </table:table-cell>
          <table:table-cell>
            <text:p>27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4:06</text:p>
          </table:table-cell>
          <table:table-cell>
            <text:p>273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5:11</text:p>
          </table:table-cell>
          <table:table-cell>
            <text:p>274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6:16</text:p>
          </table:table-cell>
          <table:table-cell>
            <text:p>27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7:22</text:p>
          </table:table-cell>
          <table:table-cell>
            <text:p>27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8:27</text:p>
          </table:table-cell>
          <table:table-cell>
            <text:p>278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39:33</text:p>
          </table:table-cell>
          <table:table-cell>
            <text:p>279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40:38</text:p>
          </table:table-cell>
          <table:table-cell>
            <text:p>28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41:43</text:p>
          </table:table-cell>
          <table:table-cell>
            <text:p>282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4 01:42:49</text:p>
          </table:table-cell>
          <table:table-cell>
            <text:p>28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025-10-03 22:06:07</text:p>
          </table:table-cell>
          <table:table-cell>
            <text:p>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0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07:14</text:p>
          </table:table-cell>
          <table:table-cell>
            <text:p>1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08:17</text:p>
          </table:table-cell>
          <table:table-cell>
            <text:p>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09:23</text:p>
          </table:table-cell>
          <table:table-cell>
            <text:p>4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0:28</text:p>
          </table:table-cell>
          <table:table-cell>
            <text:p>5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1:33</text:p>
          </table:table-cell>
          <table:table-cell>
            <text:p>7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2:39</text:p>
          </table:table-cell>
          <table:table-cell>
            <text:p>8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3:44</text:p>
          </table:table-cell>
          <table:table-cell>
            <text:p>9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4:50</text:p>
          </table:table-cell>
          <table:table-cell>
            <text:p>1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5:57</text:p>
          </table:table-cell>
          <table:table-cell>
            <text:p>13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7:00</text:p>
          </table:table-cell>
          <table:table-cell>
            <text:p>14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8:08</text:p>
          </table:table-cell>
          <table:table-cell>
            <text:p>15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19:11</text:p>
          </table:table-cell>
          <table:table-cell>
            <text:p>17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0:17</text:p>
          </table:table-cell>
          <table:table-cell>
            <text:p>18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1:23</text:p>
          </table:table-cell>
          <table:table-cell>
            <text:p>20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2:28</text:p>
          </table:table-cell>
          <table:table-cell>
            <text:p>21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3:34</text:p>
          </table:table-cell>
          <table:table-cell>
            <text:p>23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4:39</text:p>
          </table:table-cell>
          <table:table-cell>
            <text:p>2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5:44</text:p>
          </table:table-cell>
          <table:table-cell>
            <text:p>2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6:50</text:p>
          </table:table-cell>
          <table:table-cell>
            <text:p>27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7:53</text:p>
          </table:table-cell>
          <table:table-cell>
            <text:p>29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9:00</text:p>
          </table:table-cell>
          <table:table-cell>
            <text:p>3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0:06</text:p>
          </table:table-cell>
          <table:table-cell>
            <text:p>32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1:11</text:p>
          </table:table-cell>
          <table:table-cell>
            <text:p>33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2:18</text:p>
          </table:table-cell>
          <table:table-cell>
            <text:p>34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3:21</text:p>
          </table:table-cell>
          <table:table-cell>
            <text:p>3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4:26</text:p>
          </table:table-cell>
          <table:table-cell>
            <text:p>3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5:32</text:p>
          </table:table-cell>
          <table:table-cell>
            <text:p>39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6:37</text:p>
          </table:table-cell>
          <table:table-cell>
            <text:p>41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8:48</text:p>
          </table:table-cell>
          <table:table-cell>
            <text:p>44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9:54</text:p>
          </table:table-cell>
          <table:table-cell>
            <text:p>46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1:02</text:p>
          </table:table-cell>
          <table:table-cell>
            <text:p>48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2:05</text:p>
          </table:table-cell>
          <table:table-cell>
            <text:p>50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3:09</text:p>
          </table:table-cell>
          <table:table-cell>
            <text:p>51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4:16</text:p>
          </table:table-cell>
          <table:table-cell>
            <text:p>53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5:30</text:p>
          </table:table-cell>
          <table:table-cell>
            <text:p>54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6:25</text:p>
          </table:table-cell>
          <table:table-cell>
            <text:p>5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7:32</text:p>
          </table:table-cell>
          <table:table-cell>
            <text:p>56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8:35</text:p>
          </table:table-cell>
          <table:table-cell>
            <text:p>5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9:42</text:p>
          </table:table-cell>
          <table:table-cell>
            <text:p>59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0:46</text:p>
          </table:table-cell>
          <table:table-cell>
            <text:p>60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1:52</text:p>
          </table:table-cell>
          <table:table-cell>
            <text:p>6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2:57</text:p>
          </table:table-cell>
          <table:table-cell>
            <text:p>63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4:03</text:p>
          </table:table-cell>
          <table:table-cell>
            <text:p>6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5:08</text:p>
          </table:table-cell>
          <table:table-cell>
            <text:p>6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6:14</text:p>
          </table:table-cell>
          <table:table-cell>
            <text:p>67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7:18</text:p>
          </table:table-cell>
          <table:table-cell>
            <text:p>69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8:25</text:p>
          </table:table-cell>
          <table:table-cell>
            <text:p>70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9:29</text:p>
          </table:table-cell>
          <table:table-cell>
            <text:p>72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0:34</text:p>
          </table:table-cell>
          <table:table-cell>
            <text:p>73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1:41</text:p>
          </table:table-cell>
          <table:table-cell>
            <text:p>74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2:46</text:p>
          </table:table-cell>
          <table:table-cell>
            <text:p>76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3:53</text:p>
          </table:table-cell>
          <table:table-cell>
            <text:p>77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5:07</text:p>
          </table:table-cell>
          <table:table-cell>
            <text:p>79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6:00</text:p>
          </table:table-cell>
          <table:table-cell>
            <text:p>79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7:06</text:p>
          </table:table-cell>
          <table:table-cell>
            <text:p>81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8:12</text:p>
          </table:table-cell>
          <table:table-cell>
            <text:p>83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9:20</text:p>
          </table:table-cell>
          <table:table-cell>
            <text:p>84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0:23</text:p>
          </table:table-cell>
          <table:table-cell>
            <text:p>86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2:35</text:p>
          </table:table-cell>
          <table:table-cell>
            <text:p>89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3:42</text:p>
          </table:table-cell>
          <table:table-cell>
            <text:p>91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4:45</text:p>
          </table:table-cell>
          <table:table-cell>
            <text:p>9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5:50</text:p>
          </table:table-cell>
          <table:table-cell>
            <text:p>94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6:54</text:p>
          </table:table-cell>
          <table:table-cell>
            <text:p>95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8:02</text:p>
          </table:table-cell>
          <table:table-cell>
            <text:p>9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9:05</text:p>
          </table:table-cell>
          <table:table-cell>
            <text:p>97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0:20</text:p>
          </table:table-cell>
          <table:table-cell>
            <text:p>99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1:16</text:p>
          </table:table-cell>
          <table:table-cell>
            <text:p>100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2:21</text:p>
          </table:table-cell>
          <table:table-cell>
            <text:p>101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3:30</text:p>
          </table:table-cell>
          <table:table-cell>
            <text:p>103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4:32</text:p>
          </table:table-cell>
          <table:table-cell>
            <text:p>105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5:38</text:p>
          </table:table-cell>
          <table:table-cell>
            <text:p>10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6:42</text:p>
          </table:table-cell>
          <table:table-cell>
            <text:p>108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7:47</text:p>
          </table:table-cell>
          <table:table-cell>
            <text:p>109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8:54</text:p>
          </table:table-cell>
          <table:table-cell>
            <text:p>111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9:58</text:p>
          </table:table-cell>
          <table:table-cell>
            <text:p>11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1:04</text:p>
          </table:table-cell>
          <table:table-cell>
            <text:p>113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2:10</text:p>
          </table:table-cell>
          <table:table-cell>
            <text:p>115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3:14</text:p>
          </table:table-cell>
          <table:table-cell>
            <text:p>116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4:21</text:p>
          </table:table-cell>
          <table:table-cell>
            <text:p>117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5:25</text:p>
          </table:table-cell>
          <table:table-cell>
            <text:p>11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6:34</text:p>
          </table:table-cell>
          <table:table-cell>
            <text:p>12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7:36</text:p>
          </table:table-cell>
          <table:table-cell>
            <text:p>121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8:42</text:p>
          </table:table-cell>
          <table:table-cell>
            <text:p>123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9:47</text:p>
          </table:table-cell>
          <table:table-cell>
            <text:p>124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0:53</text:p>
          </table:table-cell>
          <table:table-cell>
            <text:p>125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2:00</text:p>
          </table:table-cell>
          <table:table-cell>
            <text:p>126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3:04</text:p>
          </table:table-cell>
          <table:table-cell>
            <text:p>128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4:09</text:p>
          </table:table-cell>
          <table:table-cell>
            <text:p>129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5:13</text:p>
          </table:table-cell>
          <table:table-cell>
            <text:p>13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6:21</text:p>
          </table:table-cell>
          <table:table-cell>
            <text:p>13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7:26</text:p>
          </table:table-cell>
          <table:table-cell>
            <text:p>13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8:31</text:p>
          </table:table-cell>
          <table:table-cell>
            <text:p>135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9:35</text:p>
          </table:table-cell>
          <table:table-cell>
            <text:p>136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0:41</text:p>
          </table:table-cell>
          <table:table-cell>
            <text:p>138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1:49</text:p>
          </table:table-cell>
          <table:table-cell>
            <text:p>140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2:51</text:p>
          </table:table-cell>
          <table:table-cell>
            <text:p>141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3:57</text:p>
          </table:table-cell>
          <table:table-cell>
            <text:p>143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5:02</text:p>
          </table:table-cell>
          <table:table-cell>
            <text:p>144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6:09</text:p>
          </table:table-cell>
          <table:table-cell>
            <text:p>146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7:15</text:p>
          </table:table-cell>
          <table:table-cell>
            <text:p>14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8:19</text:p>
          </table:table-cell>
          <table:table-cell>
            <text:p>149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9:24</text:p>
          </table:table-cell>
          <table:table-cell>
            <text:p>15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0:29</text:p>
          </table:table-cell>
          <table:table-cell>
            <text:p>152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1:35</text:p>
          </table:table-cell>
          <table:table-cell>
            <text:p>153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2:40</text:p>
          </table:table-cell>
          <table:table-cell>
            <text:p>15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3:44</text:p>
          </table:table-cell>
          <table:table-cell>
            <text:p>15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4:51</text:p>
          </table:table-cell>
          <table:table-cell>
            <text:p>157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5:56</text:p>
          </table:table-cell>
          <table:table-cell>
            <text:p>159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7:01</text:p>
          </table:table-cell>
          <table:table-cell>
            <text:p>160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8:05</text:p>
          </table:table-cell>
          <table:table-cell>
            <text:p>16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9:14</text:p>
          </table:table-cell>
          <table:table-cell>
            <text:p>163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0:19</text:p>
          </table:table-cell>
          <table:table-cell>
            <text:p>165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1:23</text:p>
          </table:table-cell>
          <table:table-cell>
            <text:p>166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2:28</text:p>
          </table:table-cell>
          <table:table-cell>
            <text:p>168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3:33</text:p>
          </table:table-cell>
          <table:table-cell>
            <text:p>169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4:38</text:p>
          </table:table-cell>
          <table:table-cell>
            <text:p>171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5:44</text:p>
          </table:table-cell>
          <table:table-cell>
            <text:p>172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6:49</text:p>
          </table:table-cell>
          <table:table-cell>
            <text:p>17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7:54</text:p>
          </table:table-cell>
          <table:table-cell>
            <text:p>175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9:01</text:p>
          </table:table-cell>
          <table:table-cell>
            <text:p>177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0:06</text:p>
          </table:table-cell>
          <table:table-cell>
            <text:p>178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1:10</text:p>
          </table:table-cell>
          <table:table-cell>
            <text:p>180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2:17</text:p>
          </table:table-cell>
          <table:table-cell>
            <text:p>181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3:20</text:p>
          </table:table-cell>
          <table:table-cell>
            <text:p>182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4:27</text:p>
          </table:table-cell>
          <table:table-cell>
            <text:p>18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5:34</text:p>
          </table:table-cell>
          <table:table-cell>
            <text:p>186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6:37</text:p>
          </table:table-cell>
          <table:table-cell>
            <text:p>18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7:43</text:p>
          </table:table-cell>
          <table:table-cell>
            <text:p>189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8:48</text:p>
          </table:table-cell>
          <table:table-cell>
            <text:p>190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9:56</text:p>
          </table:table-cell>
          <table:table-cell>
            <text:p>191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0:59</text:p>
          </table:table-cell>
          <table:table-cell>
            <text:p>19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2:05</text:p>
          </table:table-cell>
          <table:table-cell>
            <text:p>194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3:09</text:p>
          </table:table-cell>
          <table:table-cell>
            <text:p>195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4:14</text:p>
          </table:table-cell>
          <table:table-cell>
            <text:p>196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5:21</text:p>
          </table:table-cell>
          <table:table-cell>
            <text:p>19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6:26</text:p>
          </table:table-cell>
          <table:table-cell>
            <text:p>19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7:31</text:p>
          </table:table-cell>
          <table:table-cell>
            <text:p>20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8:37</text:p>
          </table:table-cell>
          <table:table-cell>
            <text:p>202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9:51</text:p>
          </table:table-cell>
          <table:table-cell>
            <text:p>203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0:48</text:p>
          </table:table-cell>
          <table:table-cell>
            <text:p>20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1:52</text:p>
          </table:table-cell>
          <table:table-cell>
            <text:p>206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2:58</text:p>
          </table:table-cell>
          <table:table-cell>
            <text:p>20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4:03</text:p>
          </table:table-cell>
          <table:table-cell>
            <text:p>209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5:08</text:p>
          </table:table-cell>
          <table:table-cell>
            <text:p>211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16</text:p>
          </table:table-cell>
          <table:table-cell>
            <text:p>21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7:19</text:p>
          </table:table-cell>
          <table:table-cell>
            <text:p>213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8:27</text:p>
          </table:table-cell>
          <table:table-cell>
            <text:p>21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9:31</text:p>
          </table:table-cell>
          <table:table-cell>
            <text:p>216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0:35</text:p>
          </table:table-cell>
          <table:table-cell>
            <text:p>21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1:41</text:p>
          </table:table-cell>
          <table:table-cell>
            <text:p>21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2:46</text:p>
          </table:table-cell>
          <table:table-cell>
            <text:p>221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3:50</text:p>
          </table:table-cell>
          <table:table-cell>
            <text:p>222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4:57</text:p>
          </table:table-cell>
          <table:table-cell>
            <text:p>22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6:01</text:p>
          </table:table-cell>
          <table:table-cell>
            <text:p>225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7:08</text:p>
          </table:table-cell>
          <table:table-cell>
            <text:p>227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8:12</text:p>
          </table:table-cell>
          <table:table-cell>
            <text:p>228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9:18</text:p>
          </table:table-cell>
          <table:table-cell>
            <text:p>229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0:23</text:p>
          </table:table-cell>
          <table:table-cell>
            <text:p>23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1:29</text:p>
          </table:table-cell>
          <table:table-cell>
            <text:p>232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2:35</text:p>
          </table:table-cell>
          <table:table-cell>
            <text:p>23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3:38</text:p>
          </table:table-cell>
          <table:table-cell>
            <text:p>23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4:43</text:p>
          </table:table-cell>
          <table:table-cell>
            <text:p>236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5:50</text:p>
          </table:table-cell>
          <table:table-cell>
            <text:p>23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6:54</text:p>
          </table:table-cell>
          <table:table-cell>
            <text:p>238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8:00</text:p>
          </table:table-cell>
          <table:table-cell>
            <text:p>240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9:05</text:p>
          </table:table-cell>
          <table:table-cell>
            <text:p>241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0:11</text:p>
          </table:table-cell>
          <table:table-cell>
            <text:p>24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1:17</text:p>
          </table:table-cell>
          <table:table-cell>
            <text:p>244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2:25</text:p>
          </table:table-cell>
          <table:table-cell>
            <text:p>245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3:28</text:p>
          </table:table-cell>
          <table:table-cell>
            <text:p>24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4:33</text:p>
          </table:table-cell>
          <table:table-cell>
            <text:p>248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5:37</text:p>
          </table:table-cell>
          <table:table-cell>
            <text:p>249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6:44</text:p>
          </table:table-cell>
          <table:table-cell>
            <text:p>250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7:49</text:p>
          </table:table-cell>
          <table:table-cell>
            <text:p>251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9:22</text:p>
          </table:table-cell>
          <table:table-cell>
            <text:p>254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0:01</text:p>
          </table:table-cell>
          <table:table-cell>
            <text:p>255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1:05</text:p>
          </table:table-cell>
          <table:table-cell>
            <text:p>25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2:10</text:p>
          </table:table-cell>
          <table:table-cell>
            <text:p>258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3:17</text:p>
          </table:table-cell>
          <table:table-cell>
            <text:p>259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4:21</text:p>
          </table:table-cell>
          <table:table-cell>
            <text:p>260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5:29</text:p>
          </table:table-cell>
          <table:table-cell>
            <text:p>262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6:32</text:p>
          </table:table-cell>
          <table:table-cell>
            <text:p>26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7:36</text:p>
          </table:table-cell>
          <table:table-cell>
            <text:p>26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8:42</text:p>
          </table:table-cell>
          <table:table-cell>
            <text:p>266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9:48</text:p>
          </table:table-cell>
          <table:table-cell>
            <text:p>268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0:54</text:p>
          </table:table-cell>
          <table:table-cell>
            <text:p>26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1:59</text:p>
          </table:table-cell>
          <table:table-cell>
            <text:p>27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3:03</text:p>
          </table:table-cell>
          <table:table-cell>
            <text:p>272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4:10</text:p>
          </table:table-cell>
          <table:table-cell>
            <text:p>27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5:13</text:p>
          </table:table-cell>
          <table:table-cell>
            <text:p>274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6:19</text:p>
          </table:table-cell>
          <table:table-cell>
            <text:p>27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7:25</text:p>
          </table:table-cell>
          <table:table-cell>
            <text:p>277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8:32</text:p>
          </table:table-cell>
          <table:table-cell>
            <text:p>278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9:37</text:p>
          </table:table-cell>
          <table:table-cell>
            <text:p>27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40:41</text:p>
          </table:table-cell>
          <table:table-cell>
            <text:p>281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41:46</text:p>
          </table:table-cell>
          <table:table-cell>
            <text:p>282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42:52</text:p>
          </table:table-cell>
          <table:table-cell>
            <text:p>284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Location Updating Accep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</table:table>
      <table:table table:name="2G P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22:06:11</text:p>
          </table:table-cell>
          <table:table-cell>
            <text:p>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0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6:26</text:p>
          </table:table-cell>
          <table:table-cell>
            <text:p>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6:50</text:p>
          </table:table-cell>
          <table:table-cell>
            <text:p>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7:18</text:p>
          </table:table-cell>
          <table:table-cell>
            <text:p>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7:33</text:p>
          </table:table-cell>
          <table:table-cell>
            <text:p>2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7:56</text:p>
          </table:table-cell>
          <table:table-cell>
            <text:p>2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8:21</text:p>
          </table:table-cell>
          <table:table-cell>
            <text:p>2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8:36</text:p>
          </table:table-cell>
          <table:table-cell>
            <text:p>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8:59</text:p>
          </table:table-cell>
          <table:table-cell>
            <text:p>3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9:27</text:p>
          </table:table-cell>
          <table:table-cell>
            <text:p>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09:42</text:p>
          </table:table-cell>
          <table:table-cell>
            <text:p>4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0:07</text:p>
          </table:table-cell>
          <table:table-cell>
            <text:p>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0:32</text:p>
          </table:table-cell>
          <table:table-cell>
            <text:p>6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0:47</text:p>
          </table:table-cell>
          <table:table-cell>
            <text:p>6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1:02</text:p>
          </table:table-cell>
          <table:table-cell>
            <text:p>6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1:17</text:p>
          </table:table-cell>
          <table:table-cell>
            <text:p>6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1:37</text:p>
          </table:table-cell>
          <table:table-cell>
            <text:p>7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1:52</text:p>
          </table:table-cell>
          <table:table-cell>
            <text:p>7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2:15</text:p>
          </table:table-cell>
          <table:table-cell>
            <text:p>7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2:43</text:p>
          </table:table-cell>
          <table:table-cell>
            <text:p>8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2:58</text:p>
          </table:table-cell>
          <table:table-cell>
            <text:p>8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3:20</text:p>
          </table:table-cell>
          <table:table-cell>
            <text:p>8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3:48</text:p>
          </table:table-cell>
          <table:table-cell>
            <text:p>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4:03</text:p>
          </table:table-cell>
          <table:table-cell>
            <text:p>1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4:30</text:p>
          </table:table-cell>
          <table:table-cell>
            <text:p>10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4:54</text:p>
          </table:table-cell>
          <table:table-cell>
            <text:p>11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5:09</text:p>
          </table:table-cell>
          <table:table-cell>
            <text:p>11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5:35</text:p>
          </table:table-cell>
          <table:table-cell>
            <text:p>1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6:00</text:p>
          </table:table-cell>
          <table:table-cell>
            <text:p>13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6:15</text:p>
          </table:table-cell>
          <table:table-cell>
            <text:p>13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6:40</text:p>
          </table:table-cell>
          <table:table-cell>
            <text:p>13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7:04</text:p>
          </table:table-cell>
          <table:table-cell>
            <text:p>14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7:19</text:p>
          </table:table-cell>
          <table:table-cell>
            <text:p>14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7:42</text:p>
          </table:table-cell>
          <table:table-cell>
            <text:p>14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8:12</text:p>
          </table:table-cell>
          <table:table-cell>
            <text:p>15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8:27</text:p>
          </table:table-cell>
          <table:table-cell>
            <text:p>1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8:50</text:p>
          </table:table-cell>
          <table:table-cell>
            <text:p>1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9:15</text:p>
          </table:table-cell>
          <table:table-cell>
            <text:p>17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9:30</text:p>
          </table:table-cell>
          <table:table-cell>
            <text:p>17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19:54</text:p>
          </table:table-cell>
          <table:table-cell>
            <text:p>1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0:21</text:p>
          </table:table-cell>
          <table:table-cell>
            <text:p>1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0:36</text:p>
          </table:table-cell>
          <table:table-cell>
            <text:p>18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1:01</text:p>
          </table:table-cell>
          <table:table-cell>
            <text:p>19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1:27</text:p>
          </table:table-cell>
          <table:table-cell>
            <text:p>20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1:42</text:p>
          </table:table-cell>
          <table:table-cell>
            <text:p>20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2:05</text:p>
          </table:table-cell>
          <table:table-cell>
            <text:p>2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2:32</text:p>
          </table:table-cell>
          <table:table-cell>
            <text:p>21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2:47</text:p>
          </table:table-cell>
          <table:table-cell>
            <text:p>2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2:57</text:p>
          </table:table-cell>
          <table:table-cell>
            <text:p>22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3:38</text:p>
          </table:table-cell>
          <table:table-cell>
            <text:p>23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3:53</text:p>
          </table:table-cell>
          <table:table-cell>
            <text:p>23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4:16</text:p>
          </table:table-cell>
          <table:table-cell>
            <text:p>2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4:43</text:p>
          </table:table-cell>
          <table:table-cell>
            <text:p>24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4:58</text:p>
          </table:table-cell>
          <table:table-cell>
            <text:p>25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5:23</text:p>
          </table:table-cell>
          <table:table-cell>
            <text:p>2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5:48</text:p>
          </table:table-cell>
          <table:table-cell>
            <text:p>26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6:03</text:p>
          </table:table-cell>
          <table:table-cell>
            <text:p>2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6:28</text:p>
          </table:table-cell>
          <table:table-cell>
            <text:p>26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6:54</text:p>
          </table:table-cell>
          <table:table-cell>
            <text:p>27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7:09</text:p>
          </table:table-cell>
          <table:table-cell>
            <text:p>2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7:33</text:p>
          </table:table-cell>
          <table:table-cell>
            <text:p>28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7:57</text:p>
          </table:table-cell>
          <table:table-cell>
            <text:p>29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8:12</text:p>
          </table:table-cell>
          <table:table-cell>
            <text:p>29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8:36</text:p>
          </table:table-cell>
          <table:table-cell>
            <text:p>2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9:04</text:p>
          </table:table-cell>
          <table:table-cell>
            <text:p>30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9:19</text:p>
          </table:table-cell>
          <table:table-cell>
            <text:p>31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9:34</text:p>
          </table:table-cell>
          <table:table-cell>
            <text:p>3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9:49</text:p>
          </table:table-cell>
          <table:table-cell>
            <text:p>3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0:10</text:p>
          </table:table-cell>
          <table:table-cell>
            <text:p>32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0:25</text:p>
          </table:table-cell>
          <table:table-cell>
            <text:p>32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0:40</text:p>
          </table:table-cell>
          <table:table-cell>
            <text:p>32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0:55</text:p>
          </table:table-cell>
          <table:table-cell>
            <text:p>3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1:15</text:p>
          </table:table-cell>
          <table:table-cell>
            <text:p>33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1:17</text:p>
          </table:table-cell>
          <table:table-cell>
            <text:p>33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2:22</text:p>
          </table:table-cell>
          <table:table-cell>
            <text:p>34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2:37</text:p>
          </table:table-cell>
          <table:table-cell>
            <text:p>35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2:52</text:p>
          </table:table-cell>
          <table:table-cell>
            <text:p>35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3:07</text:p>
          </table:table-cell>
          <table:table-cell>
            <text:p>35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3:25</text:p>
          </table:table-cell>
          <table:table-cell>
            <text:p>36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3:40</text:p>
          </table:table-cell>
          <table:table-cell>
            <text:p>36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4:06</text:p>
          </table:table-cell>
          <table:table-cell>
            <text:p>37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4:30</text:p>
          </table:table-cell>
          <table:table-cell>
            <text:p>3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4:45</text:p>
          </table:table-cell>
          <table:table-cell>
            <text:p>38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5:09</text:p>
          </table:table-cell>
          <table:table-cell>
            <text:p>38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5:36</text:p>
          </table:table-cell>
          <table:table-cell>
            <text:p>39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5:43</text:p>
          </table:table-cell>
          <table:table-cell>
            <text:p>40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6:41</text:p>
          </table:table-cell>
          <table:table-cell>
            <text:p>41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6:56</text:p>
          </table:table-cell>
          <table:table-cell>
            <text:p>41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7:04</text:p>
          </table:table-cell>
          <table:table-cell>
            <text:p>4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7:09</text:p>
          </table:table-cell>
          <table:table-cell>
            <text:p>4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7:49</text:p>
          </table:table-cell>
          <table:table-cell>
            <text:p>43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8:04</text:p>
          </table:table-cell>
          <table:table-cell>
            <text:p>43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8:28</text:p>
          </table:table-cell>
          <table:table-cell>
            <text:p>4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8:52</text:p>
          </table:table-cell>
          <table:table-cell>
            <text:p>44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9:07</text:p>
          </table:table-cell>
          <table:table-cell>
            <text:p>4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9:31</text:p>
          </table:table-cell>
          <table:table-cell>
            <text:p>4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39:58</text:p>
          </table:table-cell>
          <table:table-cell>
            <text:p>46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0:13</text:p>
          </table:table-cell>
          <table:table-cell>
            <text:p>4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0:28</text:p>
          </table:table-cell>
          <table:table-cell>
            <text:p>47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0:29</text:p>
          </table:table-cell>
          <table:table-cell>
            <text:p>47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0:29</text:p>
          </table:table-cell>
          <table:table-cell>
            <text:p>47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1:06</text:p>
          </table:table-cell>
          <table:table-cell>
            <text:p>48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1:21</text:p>
          </table:table-cell>
          <table:table-cell>
            <text:p>48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1:47</text:p>
          </table:table-cell>
          <table:table-cell>
            <text:p>49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2:09</text:p>
          </table:table-cell>
          <table:table-cell>
            <text:p>50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2:24</text:p>
          </table:table-cell>
          <table:table-cell>
            <text:p>50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2:50</text:p>
          </table:table-cell>
          <table:table-cell>
            <text:p>50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3:13</text:p>
          </table:table-cell>
          <table:table-cell>
            <text:p>51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3:28</text:p>
          </table:table-cell>
          <table:table-cell>
            <text:p>51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3:52</text:p>
          </table:table-cell>
          <table:table-cell>
            <text:p>52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4:20</text:p>
          </table:table-cell>
          <table:table-cell>
            <text:p>53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4:35</text:p>
          </table:table-cell>
          <table:table-cell>
            <text:p>53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4:57</text:p>
          </table:table-cell>
          <table:table-cell>
            <text:p>53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5:03</text:p>
          </table:table-cell>
          <table:table-cell>
            <text:p>53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5:08</text:p>
          </table:table-cell>
          <table:table-cell>
            <text:p>53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5:34</text:p>
          </table:table-cell>
          <table:table-cell>
            <text:p>54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5:49</text:p>
          </table:table-cell>
          <table:table-cell>
            <text:p>5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6:13</text:p>
          </table:table-cell>
          <table:table-cell>
            <text:p>54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6:28</text:p>
          </table:table-cell>
          <table:table-cell>
            <text:p>55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6:43</text:p>
          </table:table-cell>
          <table:table-cell>
            <text:p>5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6:58</text:p>
          </table:table-cell>
          <table:table-cell>
            <text:p>55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7:13</text:p>
          </table:table-cell>
          <table:table-cell>
            <text:p>55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7:36</text:p>
          </table:table-cell>
          <table:table-cell>
            <text:p>56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7:51</text:p>
          </table:table-cell>
          <table:table-cell>
            <text:p>56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8:06</text:p>
          </table:table-cell>
          <table:table-cell>
            <text:p>57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8:39</text:p>
          </table:table-cell>
          <table:table-cell>
            <text:p>57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8:54</text:p>
          </table:table-cell>
          <table:table-cell>
            <text:p>5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9:23</text:p>
          </table:table-cell>
          <table:table-cell>
            <text:p>58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49:45</text:p>
          </table:table-cell>
          <table:table-cell>
            <text:p>59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0:00</text:p>
          </table:table-cell>
          <table:table-cell>
            <text:p>59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0:23</text:p>
          </table:table-cell>
          <table:table-cell>
            <text:p>59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0:50</text:p>
          </table:table-cell>
          <table:table-cell>
            <text:p>60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1:05</text:p>
          </table:table-cell>
          <table:table-cell>
            <text:p>6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1:29</text:p>
          </table:table-cell>
          <table:table-cell>
            <text:p>61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1:56</text:p>
          </table:table-cell>
          <table:table-cell>
            <text:p>6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2:11</text:p>
          </table:table-cell>
          <table:table-cell>
            <text:p>62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2:34</text:p>
          </table:table-cell>
          <table:table-cell>
            <text:p>6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3:01</text:p>
          </table:table-cell>
          <table:table-cell>
            <text:p>6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3:03</text:p>
          </table:table-cell>
          <table:table-cell>
            <text:p>6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3:47</text:p>
          </table:table-cell>
          <table:table-cell>
            <text:p>64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4:07</text:p>
          </table:table-cell>
          <table:table-cell>
            <text:p>6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4:14</text:p>
          </table:table-cell>
          <table:table-cell>
            <text:p>65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4:23</text:p>
          </table:table-cell>
          <table:table-cell>
            <text:p>65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5:12</text:p>
          </table:table-cell>
          <table:table-cell>
            <text:p>6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5:27</text:p>
          </table:table-cell>
          <table:table-cell>
            <text:p>66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5:49</text:p>
          </table:table-cell>
          <table:table-cell>
            <text:p>66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6:18</text:p>
          </table:table-cell>
          <table:table-cell>
            <text:p>67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6:33</text:p>
          </table:table-cell>
          <table:table-cell>
            <text:p>6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6:58</text:p>
          </table:table-cell>
          <table:table-cell>
            <text:p>68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7:22</text:p>
          </table:table-cell>
          <table:table-cell>
            <text:p>69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7:37</text:p>
          </table:table-cell>
          <table:table-cell>
            <text:p>6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7:59</text:p>
          </table:table-cell>
          <table:table-cell>
            <text:p>69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8:29</text:p>
          </table:table-cell>
          <table:table-cell>
            <text:p>7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8:44</text:p>
          </table:table-cell>
          <table:table-cell>
            <text:p>71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8:59</text:p>
          </table:table-cell>
          <table:table-cell>
            <text:p>71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9:14</text:p>
          </table:table-cell>
          <table:table-cell>
            <text:p>7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9:33</text:p>
          </table:table-cell>
          <table:table-cell>
            <text:p>7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59:48</text:p>
          </table:table-cell>
          <table:table-cell>
            <text:p>72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0:03</text:p>
          </table:table-cell>
          <table:table-cell>
            <text:p>72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0:18</text:p>
          </table:table-cell>
          <table:table-cell>
            <text:p>73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0:38</text:p>
          </table:table-cell>
          <table:table-cell>
            <text:p>73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0:53</text:p>
          </table:table-cell>
          <table:table-cell>
            <text:p>73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1:08</text:p>
          </table:table-cell>
          <table:table-cell>
            <text:p>74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1:23</text:p>
          </table:table-cell>
          <table:table-cell>
            <text:p>74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1:45</text:p>
          </table:table-cell>
          <table:table-cell>
            <text:p>74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2:00</text:p>
          </table:table-cell>
          <table:table-cell>
            <text:p>75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2:15</text:p>
          </table:table-cell>
          <table:table-cell>
            <text:p>75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2:30</text:p>
          </table:table-cell>
          <table:table-cell>
            <text:p>7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2:50</text:p>
          </table:table-cell>
          <table:table-cell>
            <text:p>76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3:05</text:p>
          </table:table-cell>
          <table:table-cell>
            <text:p>76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3:29</text:p>
          </table:table-cell>
          <table:table-cell>
            <text:p>7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3:57</text:p>
          </table:table-cell>
          <table:table-cell>
            <text:p>7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4:12</text:p>
          </table:table-cell>
          <table:table-cell>
            <text:p>7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4:27</text:p>
          </table:table-cell>
          <table:table-cell>
            <text:p>78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4:42</text:p>
          </table:table-cell>
          <table:table-cell>
            <text:p>78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4:42</text:p>
          </table:table-cell>
          <table:table-cell>
            <text:p>78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4:42</text:p>
          </table:table-cell>
          <table:table-cell>
            <text:p>78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5:11</text:p>
          </table:table-cell>
          <table:table-cell>
            <text:p>79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5:26</text:p>
          </table:table-cell>
          <table:table-cell>
            <text:p>79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5:49</text:p>
          </table:table-cell>
          <table:table-cell>
            <text:p>79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6:04</text:p>
          </table:table-cell>
          <table:table-cell>
            <text:p>8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6:19</text:p>
          </table:table-cell>
          <table:table-cell>
            <text:p>80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6:45</text:p>
          </table:table-cell>
          <table:table-cell>
            <text:p>80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7:10</text:p>
          </table:table-cell>
          <table:table-cell>
            <text:p>8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7:25</text:p>
          </table:table-cell>
          <table:table-cell>
            <text:p>8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7:50</text:p>
          </table:table-cell>
          <table:table-cell>
            <text:p>82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8:16</text:p>
          </table:table-cell>
          <table:table-cell>
            <text:p>83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8:31</text:p>
          </table:table-cell>
          <table:table-cell>
            <text:p>8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8:37</text:p>
          </table:table-cell>
          <table:table-cell>
            <text:p>83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8:40</text:p>
          </table:table-cell>
          <table:table-cell>
            <text:p>8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9:24</text:p>
          </table:table-cell>
          <table:table-cell>
            <text:p>8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09:31</text:p>
          </table:table-cell>
          <table:table-cell>
            <text:p>85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0:27</text:p>
          </table:table-cell>
          <table:table-cell>
            <text:p>86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0:42</text:p>
          </table:table-cell>
          <table:table-cell>
            <text:p>86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1:07</text:p>
          </table:table-cell>
          <table:table-cell>
            <text:p>8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1:35</text:p>
          </table:table-cell>
          <table:table-cell>
            <text:p>88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1:50</text:p>
          </table:table-cell>
          <table:table-cell>
            <text:p>88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2:14</text:p>
          </table:table-cell>
          <table:table-cell>
            <text:p>88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2:39</text:p>
          </table:table-cell>
          <table:table-cell>
            <text:p>90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2:41</text:p>
          </table:table-cell>
          <table:table-cell>
            <text:p>90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2:47</text:p>
          </table:table-cell>
          <table:table-cell>
            <text:p>90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3:46</text:p>
          </table:table-cell>
          <table:table-cell>
            <text:p>91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4:01</text:p>
          </table:table-cell>
          <table:table-cell>
            <text:p>91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4:25</text:p>
          </table:table-cell>
          <table:table-cell>
            <text:p>9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4:49</text:p>
          </table:table-cell>
          <table:table-cell>
            <text:p>92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5:04</text:p>
          </table:table-cell>
          <table:table-cell>
            <text:p>93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5:28</text:p>
          </table:table-cell>
          <table:table-cell>
            <text:p>9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5:54</text:p>
          </table:table-cell>
          <table:table-cell>
            <text:p>94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6:09</text:p>
          </table:table-cell>
          <table:table-cell>
            <text:p>9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6:14</text:p>
          </table:table-cell>
          <table:table-cell>
            <text:p>9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6:58</text:p>
          </table:table-cell>
          <table:table-cell>
            <text:p>9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7:13</text:p>
          </table:table-cell>
          <table:table-cell>
            <text:p>96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7:35</text:p>
          </table:table-cell>
          <table:table-cell>
            <text:p>96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7:36</text:p>
          </table:table-cell>
          <table:table-cell>
            <text:p>96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8:06</text:p>
          </table:table-cell>
          <table:table-cell>
            <text:p>9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8:21</text:p>
          </table:table-cell>
          <table:table-cell>
            <text:p>97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8:43</text:p>
          </table:table-cell>
          <table:table-cell>
            <text:p>97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9:09</text:p>
          </table:table-cell>
          <table:table-cell>
            <text:p>97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9:24</text:p>
          </table:table-cell>
          <table:table-cell>
            <text:p>9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9:47</text:p>
          </table:table-cell>
          <table:table-cell>
            <text:p>9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19:58</text:p>
          </table:table-cell>
          <table:table-cell>
            <text:p>9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0:24</text:p>
          </table:table-cell>
          <table:table-cell>
            <text:p>99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0:34</text:p>
          </table:table-cell>
          <table:table-cell>
            <text:p>99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0:34</text:p>
          </table:table-cell>
          <table:table-cell>
            <text:p>9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1:20</text:p>
          </table:table-cell>
          <table:table-cell>
            <text:p>100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1:35</text:p>
          </table:table-cell>
          <table:table-cell>
            <text:p>10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1:50</text:p>
          </table:table-cell>
          <table:table-cell>
            <text:p>10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2:05</text:p>
          </table:table-cell>
          <table:table-cell>
            <text:p>100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2:25</text:p>
          </table:table-cell>
          <table:table-cell>
            <text:p>101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2:40</text:p>
          </table:table-cell>
          <table:table-cell>
            <text:p>10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2:52</text:p>
          </table:table-cell>
          <table:table-cell>
            <text:p>10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3:34</text:p>
          </table:table-cell>
          <table:table-cell>
            <text:p>10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3:49</text:p>
          </table:table-cell>
          <table:table-cell>
            <text:p>104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4:14</text:p>
          </table:table-cell>
          <table:table-cell>
            <text:p>10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4:35</text:p>
          </table:table-cell>
          <table:table-cell>
            <text:p>10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4:50</text:p>
          </table:table-cell>
          <table:table-cell>
            <text:p>105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4:58</text:p>
          </table:table-cell>
          <table:table-cell>
            <text:p>105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5:14</text:p>
          </table:table-cell>
          <table:table-cell>
            <text:p>105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6:13</text:p>
          </table:table-cell>
          <table:table-cell>
            <text:p>107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6:20</text:p>
          </table:table-cell>
          <table:table-cell>
            <text:p>10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6:46</text:p>
          </table:table-cell>
          <table:table-cell>
            <text:p>108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7:01</text:p>
          </table:table-cell>
          <table:table-cell>
            <text:p>108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7:25</text:p>
          </table:table-cell>
          <table:table-cell>
            <text:p>108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7:51</text:p>
          </table:table-cell>
          <table:table-cell>
            <text:p>109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8:06</text:p>
          </table:table-cell>
          <table:table-cell>
            <text:p>110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8:30</text:p>
          </table:table-cell>
          <table:table-cell>
            <text:p>110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8:42</text:p>
          </table:table-cell>
          <table:table-cell>
            <text:p>11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8:58</text:p>
          </table:table-cell>
          <table:table-cell>
            <text:p>111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9:13</text:p>
          </table:table-cell>
          <table:table-cell>
            <text:p>111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29:36</text:p>
          </table:table-cell>
          <table:table-cell>
            <text:p>11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0:02</text:p>
          </table:table-cell>
          <table:table-cell>
            <text:p>11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0:17</text:p>
          </table:table-cell>
          <table:table-cell>
            <text:p>112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0:39</text:p>
          </table:table-cell>
          <table:table-cell>
            <text:p>112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1:08</text:p>
          </table:table-cell>
          <table:table-cell>
            <text:p>113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1:23</text:p>
          </table:table-cell>
          <table:table-cell>
            <text:p>11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1:38</text:p>
          </table:table-cell>
          <table:table-cell>
            <text:p>11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1:53</text:p>
          </table:table-cell>
          <table:table-cell>
            <text:p>11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2:14</text:p>
          </table:table-cell>
          <table:table-cell>
            <text:p>11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2:29</text:p>
          </table:table-cell>
          <table:table-cell>
            <text:p>115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2:44</text:p>
          </table:table-cell>
          <table:table-cell>
            <text:p>115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2:59</text:p>
          </table:table-cell>
          <table:table-cell>
            <text:p>115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3:18</text:p>
          </table:table-cell>
          <table:table-cell>
            <text:p>116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3:33</text:p>
          </table:table-cell>
          <table:table-cell>
            <text:p>11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3:48</text:p>
          </table:table-cell>
          <table:table-cell>
            <text:p>117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4:03</text:p>
          </table:table-cell>
          <table:table-cell>
            <text:p>117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4:25</text:p>
          </table:table-cell>
          <table:table-cell>
            <text:p>117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4:40</text:p>
          </table:table-cell>
          <table:table-cell>
            <text:p>118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4:55</text:p>
          </table:table-cell>
          <table:table-cell>
            <text:p>118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5:29</text:p>
          </table:table-cell>
          <table:table-cell>
            <text:p>11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5:30</text:p>
          </table:table-cell>
          <table:table-cell>
            <text:p>119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5:36</text:p>
          </table:table-cell>
          <table:table-cell>
            <text:p>119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6:38</text:p>
          </table:table-cell>
          <table:table-cell>
            <text:p>12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6:53</text:p>
          </table:table-cell>
          <table:table-cell>
            <text:p>121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7:16</text:p>
          </table:table-cell>
          <table:table-cell>
            <text:p>12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7:40</text:p>
          </table:table-cell>
          <table:table-cell>
            <text:p>121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7:55</text:p>
          </table:table-cell>
          <table:table-cell>
            <text:p>122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8:19</text:p>
          </table:table-cell>
          <table:table-cell>
            <text:p>12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8:46</text:p>
          </table:table-cell>
          <table:table-cell>
            <text:p>123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9:01</text:p>
          </table:table-cell>
          <table:table-cell>
            <text:p>12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9:24</text:p>
          </table:table-cell>
          <table:table-cell>
            <text:p>123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39:51</text:p>
          </table:table-cell>
          <table:table-cell>
            <text:p>124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0:06</text:p>
          </table:table-cell>
          <table:table-cell>
            <text:p>124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0:29</text:p>
          </table:table-cell>
          <table:table-cell>
            <text:p>124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0:57</text:p>
          </table:table-cell>
          <table:table-cell>
            <text:p>125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1:12</text:p>
          </table:table-cell>
          <table:table-cell>
            <text:p>125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1:21</text:p>
          </table:table-cell>
          <table:table-cell>
            <text:p>125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1:21</text:p>
          </table:table-cell>
          <table:table-cell>
            <text:p>125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2:04</text:p>
          </table:table-cell>
          <table:table-cell>
            <text:p>12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2:19</text:p>
          </table:table-cell>
          <table:table-cell>
            <text:p>127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2:34</text:p>
          </table:table-cell>
          <table:table-cell>
            <text:p>127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2:49</text:p>
          </table:table-cell>
          <table:table-cell>
            <text:p>127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3:08</text:p>
          </table:table-cell>
          <table:table-cell>
            <text:p>12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3:23</text:p>
          </table:table-cell>
          <table:table-cell>
            <text:p>128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3:38</text:p>
          </table:table-cell>
          <table:table-cell>
            <text:p>128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4:13</text:p>
          </table:table-cell>
          <table:table-cell>
            <text:p>129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4:28</text:p>
          </table:table-cell>
          <table:table-cell>
            <text:p>12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4:43</text:p>
          </table:table-cell>
          <table:table-cell>
            <text:p>129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4:58</text:p>
          </table:table-cell>
          <table:table-cell>
            <text:p>13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5:17</text:p>
          </table:table-cell>
          <table:table-cell>
            <text:p>130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5:32</text:p>
          </table:table-cell>
          <table:table-cell>
            <text:p>13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5:47</text:p>
          </table:table-cell>
          <table:table-cell>
            <text:p>131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6:06</text:p>
          </table:table-cell>
          <table:table-cell>
            <text:p>131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6:25</text:p>
          </table:table-cell>
          <table:table-cell>
            <text:p>13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6:40</text:p>
          </table:table-cell>
          <table:table-cell>
            <text:p>132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6:55</text:p>
          </table:table-cell>
          <table:table-cell>
            <text:p>13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0</text:p>
          </table:table-cell>
          <table:table-cell>
            <text:p>132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1</text:p>
          </table:table-cell>
          <table:table-cell>
            <text:p>13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1</text:p>
          </table:table-cell>
          <table:table-cell>
            <text:p>13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1</text:p>
          </table:table-cell>
          <table:table-cell>
            <text:p>132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2</text:p>
          </table:table-cell>
          <table:table-cell>
            <text:p>132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12</text:p>
          </table:table-cell>
          <table:table-cell>
            <text:p>132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29</text:p>
          </table:table-cell>
          <table:table-cell>
            <text:p>133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7:44</text:p>
          </table:table-cell>
          <table:table-cell>
            <text:p>133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8:08</text:p>
          </table:table-cell>
          <table:table-cell>
            <text:p>134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8:35</text:p>
          </table:table-cell>
          <table:table-cell>
            <text:p>135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8:50</text:p>
          </table:table-cell>
          <table:table-cell>
            <text:p>135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9:15</text:p>
          </table:table-cell>
          <table:table-cell>
            <text:p>136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9:39</text:p>
          </table:table-cell>
          <table:table-cell>
            <text:p>137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49:54</text:p>
          </table:table-cell>
          <table:table-cell>
            <text:p>137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0:18</text:p>
          </table:table-cell>
          <table:table-cell>
            <text:p>13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0:45</text:p>
          </table:table-cell>
          <table:table-cell>
            <text:p>13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1:00</text:p>
          </table:table-cell>
          <table:table-cell>
            <text:p>138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1:25</text:p>
          </table:table-cell>
          <table:table-cell>
            <text:p>139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1:27</text:p>
          </table:table-cell>
          <table:table-cell>
            <text:p>139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1:53</text:p>
          </table:table-cell>
          <table:table-cell>
            <text:p>140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2:08</text:p>
          </table:table-cell>
          <table:table-cell>
            <text:p>14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2:33</text:p>
          </table:table-cell>
          <table:table-cell>
            <text:p>14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2:55</text:p>
          </table:table-cell>
          <table:table-cell>
            <text:p>14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3:10</text:p>
          </table:table-cell>
          <table:table-cell>
            <text:p>142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3:34</text:p>
          </table:table-cell>
          <table:table-cell>
            <text:p>14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4:01</text:p>
          </table:table-cell>
          <table:table-cell>
            <text:p>14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4:16</text:p>
          </table:table-cell>
          <table:table-cell>
            <text:p>14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4:39</text:p>
          </table:table-cell>
          <table:table-cell>
            <text:p>14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5:06</text:p>
          </table:table-cell>
          <table:table-cell>
            <text:p>144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5:21</text:p>
          </table:table-cell>
          <table:table-cell>
            <text:p>145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5:44</text:p>
          </table:table-cell>
          <table:table-cell>
            <text:p>145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6:13</text:p>
          </table:table-cell>
          <table:table-cell>
            <text:p>146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6:14</text:p>
          </table:table-cell>
          <table:table-cell>
            <text:p>146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6:20</text:p>
          </table:table-cell>
          <table:table-cell>
            <text:p>14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7:19</text:p>
          </table:table-cell>
          <table:table-cell>
            <text:p>147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7:34</text:p>
          </table:table-cell>
          <table:table-cell>
            <text:p>148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7:56</text:p>
          </table:table-cell>
          <table:table-cell>
            <text:p>14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8:23</text:p>
          </table:table-cell>
          <table:table-cell>
            <text:p>149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8:38</text:p>
          </table:table-cell>
          <table:table-cell>
            <text:p>149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9:02</text:p>
          </table:table-cell>
          <table:table-cell>
            <text:p>149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9:28</text:p>
          </table:table-cell>
          <table:table-cell>
            <text:p>150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3:59:34</text:p>
          </table:table-cell>
          <table:table-cell>
            <text:p>150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0:33</text:p>
          </table:table-cell>
          <table:table-cell>
            <text:p>152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0:48</text:p>
          </table:table-cell>
          <table:table-cell>
            <text:p>152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1:12</text:p>
          </table:table-cell>
          <table:table-cell>
            <text:p>152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1:38</text:p>
          </table:table-cell>
          <table:table-cell>
            <text:p>153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1:53</text:p>
          </table:table-cell>
          <table:table-cell>
            <text:p>154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2:16</text:p>
          </table:table-cell>
          <table:table-cell>
            <text:p>154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2:43</text:p>
          </table:table-cell>
          <table:table-cell>
            <text:p>155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2:58</text:p>
          </table:table-cell>
          <table:table-cell>
            <text:p>155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3:21</text:p>
          </table:table-cell>
          <table:table-cell>
            <text:p>155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3:48</text:p>
          </table:table-cell>
          <table:table-cell>
            <text:p>156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4:03</text:p>
          </table:table-cell>
          <table:table-cell>
            <text:p>15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4:27</text:p>
          </table:table-cell>
          <table:table-cell>
            <text:p>15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4:55</text:p>
          </table:table-cell>
          <table:table-cell>
            <text:p>157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5:10</text:p>
          </table:table-cell>
          <table:table-cell>
            <text:p>158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5:32</text:p>
          </table:table-cell>
          <table:table-cell>
            <text:p>15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6:00</text:p>
          </table:table-cell>
          <table:table-cell>
            <text:p>159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6:15</text:p>
          </table:table-cell>
          <table:table-cell>
            <text:p>159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6:37</text:p>
          </table:table-cell>
          <table:table-cell>
            <text:p>15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7:05</text:p>
          </table:table-cell>
          <table:table-cell>
            <text:p>16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7:20</text:p>
          </table:table-cell>
          <table:table-cell>
            <text:p>16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7:45</text:p>
          </table:table-cell>
          <table:table-cell>
            <text:p>161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8:09</text:p>
          </table:table-cell>
          <table:table-cell>
            <text:p>161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8:16</text:p>
          </table:table-cell>
          <table:table-cell>
            <text:p>162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8:22</text:p>
          </table:table-cell>
          <table:table-cell>
            <text:p>162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9:17</text:p>
          </table:table-cell>
          <table:table-cell>
            <text:p>163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9:32</text:p>
          </table:table-cell>
          <table:table-cell>
            <text:p>164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09:57</text:p>
          </table:table-cell>
          <table:table-cell>
            <text:p>164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0:23</text:p>
          </table:table-cell>
          <table:table-cell>
            <text:p>16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0:38</text:p>
          </table:table-cell>
          <table:table-cell>
            <text:p>165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0:53</text:p>
          </table:table-cell>
          <table:table-cell>
            <text:p>166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1:27</text:p>
          </table:table-cell>
          <table:table-cell>
            <text:p>167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1:42</text:p>
          </table:table-cell>
          <table:table-cell>
            <text:p>167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2:07</text:p>
          </table:table-cell>
          <table:table-cell>
            <text:p>16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2:32</text:p>
          </table:table-cell>
          <table:table-cell>
            <text:p>168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2:47</text:p>
          </table:table-cell>
          <table:table-cell>
            <text:p>168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3:11</text:p>
          </table:table-cell>
          <table:table-cell>
            <text:p>169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3:37</text:p>
          </table:table-cell>
          <table:table-cell>
            <text:p>170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3:52</text:p>
          </table:table-cell>
          <table:table-cell>
            <text:p>170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4:15</text:p>
          </table:table-cell>
          <table:table-cell>
            <text:p>17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4:42</text:p>
          </table:table-cell>
          <table:table-cell>
            <text:p>171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4:57</text:p>
          </table:table-cell>
          <table:table-cell>
            <text:p>17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5:21</text:p>
          </table:table-cell>
          <table:table-cell>
            <text:p>171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5:48</text:p>
          </table:table-cell>
          <table:table-cell>
            <text:p>172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6:03</text:p>
          </table:table-cell>
          <table:table-cell>
            <text:p>173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6:25</text:p>
          </table:table-cell>
          <table:table-cell>
            <text:p>173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6:53</text:p>
          </table:table-cell>
          <table:table-cell>
            <text:p>17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7:08</text:p>
          </table:table-cell>
          <table:table-cell>
            <text:p>174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7:32</text:p>
          </table:table-cell>
          <table:table-cell>
            <text:p>174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7:58</text:p>
          </table:table-cell>
          <table:table-cell>
            <text:p>175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8:13</text:p>
          </table:table-cell>
          <table:table-cell>
            <text:p>17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8:38</text:p>
          </table:table-cell>
          <table:table-cell>
            <text:p>176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9:05</text:p>
          </table:table-cell>
          <table:table-cell>
            <text:p>17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9:20</text:p>
          </table:table-cell>
          <table:table-cell>
            <text:p>177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19:21</text:p>
          </table:table-cell>
          <table:table-cell>
            <text:p>177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0:10</text:p>
          </table:table-cell>
          <table:table-cell>
            <text:p>178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0:25</text:p>
          </table:table-cell>
          <table:table-cell>
            <text:p>179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0:40</text:p>
          </table:table-cell>
          <table:table-cell>
            <text:p>17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1:14</text:p>
          </table:table-cell>
          <table:table-cell>
            <text:p>180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1:29</text:p>
          </table:table-cell>
          <table:table-cell>
            <text:p>180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1:53</text:p>
          </table:table-cell>
          <table:table-cell>
            <text:p>180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2:21</text:p>
          </table:table-cell>
          <table:table-cell>
            <text:p>181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2:36</text:p>
          </table:table-cell>
          <table:table-cell>
            <text:p>18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2:59</text:p>
          </table:table-cell>
          <table:table-cell>
            <text:p>182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3:24</text:p>
          </table:table-cell>
          <table:table-cell>
            <text:p>182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3:39</text:p>
          </table:table-cell>
          <table:table-cell>
            <text:p>183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4:04</text:p>
          </table:table-cell>
          <table:table-cell>
            <text:p>183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4:31</text:p>
          </table:table-cell>
          <table:table-cell>
            <text:p>18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4:46</text:p>
          </table:table-cell>
          <table:table-cell>
            <text:p>184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4:48</text:p>
          </table:table-cell>
          <table:table-cell>
            <text:p>185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5:38</text:p>
          </table:table-cell>
          <table:table-cell>
            <text:p>186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5:53</text:p>
          </table:table-cell>
          <table:table-cell>
            <text:p>186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6:18</text:p>
          </table:table-cell>
          <table:table-cell>
            <text:p>186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6:41</text:p>
          </table:table-cell>
          <table:table-cell>
            <text:p>187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6:56</text:p>
          </table:table-cell>
          <table:table-cell>
            <text:p>188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7:19</text:p>
          </table:table-cell>
          <table:table-cell>
            <text:p>188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7:47</text:p>
          </table:table-cell>
          <table:table-cell>
            <text:p>189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8:02</text:p>
          </table:table-cell>
          <table:table-cell>
            <text:p>189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8:25</text:p>
          </table:table-cell>
          <table:table-cell>
            <text:p>189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8:52</text:p>
          </table:table-cell>
          <table:table-cell>
            <text:p>190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8:59</text:p>
          </table:table-cell>
          <table:table-cell>
            <text:p>19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29:04</text:p>
          </table:table-cell>
          <table:table-cell>
            <text:p>190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0:00</text:p>
          </table:table-cell>
          <table:table-cell>
            <text:p>191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0:15</text:p>
          </table:table-cell>
          <table:table-cell>
            <text:p>191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0:37</text:p>
          </table:table-cell>
          <table:table-cell>
            <text:p>192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1:03</text:p>
          </table:table-cell>
          <table:table-cell>
            <text:p>19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1:10</text:p>
          </table:table-cell>
          <table:table-cell>
            <text:p>193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2:09</text:p>
          </table:table-cell>
          <table:table-cell>
            <text:p>194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2:24</text:p>
          </table:table-cell>
          <table:table-cell>
            <text:p>194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2:32</text:p>
          </table:table-cell>
          <table:table-cell>
            <text:p>194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2:37</text:p>
          </table:table-cell>
          <table:table-cell>
            <text:p>195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3:13</text:p>
          </table:table-cell>
          <table:table-cell>
            <text:p>195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3:28</text:p>
          </table:table-cell>
          <table:table-cell>
            <text:p>195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3:50</text:p>
          </table:table-cell>
          <table:table-cell>
            <text:p>19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4:18</text:p>
          </table:table-cell>
          <table:table-cell>
            <text:p>196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4:33</text:p>
          </table:table-cell>
          <table:table-cell>
            <text:p>197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4:38</text:p>
          </table:table-cell>
          <table:table-cell>
            <text:p>197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4:49</text:p>
          </table:table-cell>
          <table:table-cell>
            <text:p>197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5:25</text:p>
          </table:table-cell>
          <table:table-cell>
            <text:p>198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5:40</text:p>
          </table:table-cell>
          <table:table-cell>
            <text:p>198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6:03</text:p>
          </table:table-cell>
          <table:table-cell>
            <text:p>199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6:30</text:p>
          </table:table-cell>
          <table:table-cell>
            <text:p>199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6:45</text:p>
          </table:table-cell>
          <table:table-cell>
            <text:p>200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7:10</text:p>
          </table:table-cell>
          <table:table-cell>
            <text:p>200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7:35</text:p>
          </table:table-cell>
          <table:table-cell>
            <text:p>201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7:36</text:p>
          </table:table-cell>
          <table:table-cell>
            <text:p>201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7:42</text:p>
          </table:table-cell>
          <table:table-cell>
            <text:p>201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8:41</text:p>
          </table:table-cell>
          <table:table-cell>
            <text:p>202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8:56</text:p>
          </table:table-cell>
          <table:table-cell>
            <text:p>202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9:05</text:p>
          </table:table-cell>
          <table:table-cell>
            <text:p>20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39:41</text:p>
          </table:table-cell>
          <table:table-cell>
            <text:p>203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5:12</text:p>
          </table:table-cell>
          <table:table-cell>
            <text:p>211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5:24</text:p>
          </table:table-cell>
          <table:table-cell>
            <text:p>211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6:20</text:p>
          </table:table-cell>
          <table:table-cell>
            <text:p>212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6:26</text:p>
          </table:table-cell>
          <table:table-cell>
            <text:p>212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6:46</text:p>
          </table:table-cell>
          <table:table-cell>
            <text:p>213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6:46</text:p>
          </table:table-cell>
          <table:table-cell>
            <text:p>213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7:23</text:p>
          </table:table-cell>
          <table:table-cell>
            <text:p>213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7:33</text:p>
          </table:table-cell>
          <table:table-cell>
            <text:p>21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7:38</text:p>
          </table:table-cell>
          <table:table-cell>
            <text:p>21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8:31</text:p>
          </table:table-cell>
          <table:table-cell>
            <text:p>215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8:46</text:p>
          </table:table-cell>
          <table:table-cell>
            <text:p>215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9:10</text:p>
          </table:table-cell>
          <table:table-cell>
            <text:p>215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9:35</text:p>
          </table:table-cell>
          <table:table-cell>
            <text:p>21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49:50</text:p>
          </table:table-cell>
          <table:table-cell>
            <text:p>217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0:14</text:p>
          </table:table-cell>
          <table:table-cell>
            <text:p>217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0:39</text:p>
          </table:table-cell>
          <table:table-cell>
            <text:p>21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0:54</text:p>
          </table:table-cell>
          <table:table-cell>
            <text:p>218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1:19</text:p>
          </table:table-cell>
          <table:table-cell>
            <text:p>219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1:45</text:p>
          </table:table-cell>
          <table:table-cell>
            <text:p>220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2:00</text:p>
          </table:table-cell>
          <table:table-cell>
            <text:p>220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2:26</text:p>
          </table:table-cell>
          <table:table-cell>
            <text:p>22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2:50</text:p>
          </table:table-cell>
          <table:table-cell>
            <text:p>221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3:05</text:p>
          </table:table-cell>
          <table:table-cell>
            <text:p>221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3:27</text:p>
          </table:table-cell>
          <table:table-cell>
            <text:p>222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3:54</text:p>
          </table:table-cell>
          <table:table-cell>
            <text:p>222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4:01</text:p>
          </table:table-cell>
          <table:table-cell>
            <text:p>22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5:01</text:p>
          </table:table-cell>
          <table:table-cell>
            <text:p>22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5:16</text:p>
          </table:table-cell>
          <table:table-cell>
            <text:p>224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5:43</text:p>
          </table:table-cell>
          <table:table-cell>
            <text:p>22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6:04</text:p>
          </table:table-cell>
          <table:table-cell>
            <text:p>225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6:16</text:p>
          </table:table-cell>
          <table:table-cell>
            <text:p>226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6:21</text:p>
          </table:table-cell>
          <table:table-cell>
            <text:p>22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7:12</text:p>
          </table:table-cell>
          <table:table-cell>
            <text:p>227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7:27</text:p>
          </table:table-cell>
          <table:table-cell>
            <text:p>227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7:42</text:p>
          </table:table-cell>
          <table:table-cell>
            <text:p>227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7:57</text:p>
          </table:table-cell>
          <table:table-cell>
            <text:p>228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8:16</text:p>
          </table:table-cell>
          <table:table-cell>
            <text:p>228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8:31</text:p>
          </table:table-cell>
          <table:table-cell>
            <text:p>228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8:46</text:p>
          </table:table-cell>
          <table:table-cell>
            <text:p>228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9:01</text:p>
          </table:table-cell>
          <table:table-cell>
            <text:p>229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9:22</text:p>
          </table:table-cell>
          <table:table-cell>
            <text:p>229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9:37</text:p>
          </table:table-cell>
          <table:table-cell>
            <text:p>230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0:59:52</text:p>
          </table:table-cell>
          <table:table-cell>
            <text:p>230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0:07</text:p>
          </table:table-cell>
          <table:table-cell>
            <text:p>23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0:26</text:p>
          </table:table-cell>
          <table:table-cell>
            <text:p>231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0:41</text:p>
          </table:table-cell>
          <table:table-cell>
            <text:p>231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0:56</text:p>
          </table:table-cell>
          <table:table-cell>
            <text:p>231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1:33</text:p>
          </table:table-cell>
          <table:table-cell>
            <text:p>23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1:48</text:p>
          </table:table-cell>
          <table:table-cell>
            <text:p>232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2:03</text:p>
          </table:table-cell>
          <table:table-cell>
            <text:p>233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2:18</text:p>
          </table:table-cell>
          <table:table-cell>
            <text:p>233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2:39</text:p>
          </table:table-cell>
          <table:table-cell>
            <text:p>234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2:54</text:p>
          </table:table-cell>
          <table:table-cell>
            <text:p>23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3:09</text:p>
          </table:table-cell>
          <table:table-cell>
            <text:p>234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3:42</text:p>
          </table:table-cell>
          <table:table-cell>
            <text:p>235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3:57</text:p>
          </table:table-cell>
          <table:table-cell>
            <text:p>235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4:19</text:p>
          </table:table-cell>
          <table:table-cell>
            <text:p>23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4:47</text:p>
          </table:table-cell>
          <table:table-cell>
            <text:p>236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5:02</text:p>
          </table:table-cell>
          <table:table-cell>
            <text:p>236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5:27</text:p>
          </table:table-cell>
          <table:table-cell>
            <text:p>236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5:54</text:p>
          </table:table-cell>
          <table:table-cell>
            <text:p>237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6:09</text:p>
          </table:table-cell>
          <table:table-cell>
            <text:p>238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6:09</text:p>
          </table:table-cell>
          <table:table-cell>
            <text:p>238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6:11</text:p>
          </table:table-cell>
          <table:table-cell>
            <text:p>23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6:58</text:p>
          </table:table-cell>
          <table:table-cell>
            <text:p>238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7:13</text:p>
          </table:table-cell>
          <table:table-cell>
            <text:p>239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7:36</text:p>
          </table:table-cell>
          <table:table-cell>
            <text:p>239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7:43</text:p>
          </table:table-cell>
          <table:table-cell>
            <text:p>239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7:51</text:p>
          </table:table-cell>
          <table:table-cell>
            <text:p>239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8:04</text:p>
          </table:table-cell>
          <table:table-cell>
            <text:p>24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8:19</text:p>
          </table:table-cell>
          <table:table-cell>
            <text:p>240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8:42</text:p>
          </table:table-cell>
          <table:table-cell>
            <text:p>24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9:09</text:p>
          </table:table-cell>
          <table:table-cell>
            <text:p>24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9:24</text:p>
          </table:table-cell>
          <table:table-cell>
            <text:p>241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09:46</text:p>
          </table:table-cell>
          <table:table-cell>
            <text:p>242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0:15</text:p>
          </table:table-cell>
          <table:table-cell>
            <text:p>24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0:30</text:p>
          </table:table-cell>
          <table:table-cell>
            <text:p>243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0:54</text:p>
          </table:table-cell>
          <table:table-cell>
            <text:p>243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1:21</text:p>
          </table:table-cell>
          <table:table-cell>
            <text:p>244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1:22</text:p>
          </table:table-cell>
          <table:table-cell>
            <text:p>244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1:24</text:p>
          </table:table-cell>
          <table:table-cell>
            <text:p>24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2:29</text:p>
          </table:table-cell>
          <table:table-cell>
            <text:p>24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2:44</text:p>
          </table:table-cell>
          <table:table-cell>
            <text:p>245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3:06</text:p>
          </table:table-cell>
          <table:table-cell>
            <text:p>245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3:32</text:p>
          </table:table-cell>
          <table:table-cell>
            <text:p>246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3:47</text:p>
          </table:table-cell>
          <table:table-cell>
            <text:p>247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4:02</text:p>
          </table:table-cell>
          <table:table-cell>
            <text:p>24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4:17</text:p>
          </table:table-cell>
          <table:table-cell>
            <text:p>24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4:37</text:p>
          </table:table-cell>
          <table:table-cell>
            <text:p>248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4:52</text:p>
          </table:table-cell>
          <table:table-cell>
            <text:p>248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5:07</text:p>
          </table:table-cell>
          <table:table-cell>
            <text:p>24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5:22</text:p>
          </table:table-cell>
          <table:table-cell>
            <text:p>248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5:41</text:p>
          </table:table-cell>
          <table:table-cell>
            <text:p>249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5:56</text:p>
          </table:table-cell>
          <table:table-cell>
            <text:p>24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6:11</text:p>
          </table:table-cell>
          <table:table-cell>
            <text:p>24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6:26</text:p>
          </table:table-cell>
          <table:table-cell>
            <text:p>249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6:47</text:p>
          </table:table-cell>
          <table:table-cell>
            <text:p>250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7:02</text:p>
          </table:table-cell>
          <table:table-cell>
            <text:p>25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7:17</text:p>
          </table:table-cell>
          <table:table-cell>
            <text:p>250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7:32</text:p>
          </table:table-cell>
          <table:table-cell>
            <text:p>251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7:53</text:p>
          </table:table-cell>
          <table:table-cell>
            <text:p>25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8:08</text:p>
          </table:table-cell>
          <table:table-cell>
            <text:p>251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8:23</text:p>
          </table:table-cell>
          <table:table-cell>
            <text:p>252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8:38</text:p>
          </table:table-cell>
          <table:table-cell>
            <text:p>252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9:00</text:p>
          </table:table-cell>
          <table:table-cell>
            <text:p>253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9:15</text:p>
          </table:table-cell>
          <table:table-cell>
            <text:p>25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19:17</text:p>
          </table:table-cell>
          <table:table-cell>
            <text:p>253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0:04</text:p>
          </table:table-cell>
          <table:table-cell>
            <text:p>25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0:19</text:p>
          </table:table-cell>
          <table:table-cell>
            <text:p>25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0:43</text:p>
          </table:table-cell>
          <table:table-cell>
            <text:p>255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1:09</text:p>
          </table:table-cell>
          <table:table-cell>
            <text:p>256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1:24</text:p>
          </table:table-cell>
          <table:table-cell>
            <text:p>257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1:47</text:p>
          </table:table-cell>
          <table:table-cell>
            <text:p>25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2:14</text:p>
          </table:table-cell>
          <table:table-cell>
            <text:p>258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2:29</text:p>
          </table:table-cell>
          <table:table-cell>
            <text:p>258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2:53</text:p>
          </table:table-cell>
          <table:table-cell>
            <text:p>25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3:21</text:p>
          </table:table-cell>
          <table:table-cell>
            <text:p>259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3:36</text:p>
          </table:table-cell>
          <table:table-cell>
            <text:p>25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3:58</text:p>
          </table:table-cell>
          <table:table-cell>
            <text:p>259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4:25</text:p>
          </table:table-cell>
          <table:table-cell>
            <text:p>26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4:31</text:p>
          </table:table-cell>
          <table:table-cell>
            <text:p>260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4:41</text:p>
          </table:table-cell>
          <table:table-cell>
            <text:p>26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5:33</text:p>
          </table:table-cell>
          <table:table-cell>
            <text:p>26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5:48</text:p>
          </table:table-cell>
          <table:table-cell>
            <text:p>26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6:12</text:p>
          </table:table-cell>
          <table:table-cell>
            <text:p>26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6:36</text:p>
          </table:table-cell>
          <table:table-cell>
            <text:p>263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6:51</text:p>
          </table:table-cell>
          <table:table-cell>
            <text:p>264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7:16</text:p>
          </table:table-cell>
          <table:table-cell>
            <text:p>264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7:40</text:p>
          </table:table-cell>
          <table:table-cell>
            <text:p>265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7:55</text:p>
          </table:table-cell>
          <table:table-cell>
            <text:p>265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8:18</text:p>
          </table:table-cell>
          <table:table-cell>
            <text:p>26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8:46</text:p>
          </table:table-cell>
          <table:table-cell>
            <text:p>26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9:01</text:p>
          </table:table-cell>
          <table:table-cell>
            <text:p>267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9:27</text:p>
          </table:table-cell>
          <table:table-cell>
            <text:p>26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29:52</text:p>
          </table:table-cell>
          <table:table-cell>
            <text:p>268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0:07</text:p>
          </table:table-cell>
          <table:table-cell>
            <text:p>268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0:30</text:p>
          </table:table-cell>
          <table:table-cell>
            <text:p>269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0:31</text:p>
          </table:table-cell>
          <table:table-cell>
            <text:p>269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0:36</text:p>
          </table:table-cell>
          <table:table-cell>
            <text:p>269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0:58</text:p>
          </table:table-cell>
          <table:table-cell>
            <text:p>269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1:13</text:p>
          </table:table-cell>
          <table:table-cell>
            <text:p>270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1:36</text:p>
          </table:table-cell>
          <table:table-cell>
            <text:p>270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2:03</text:p>
          </table:table-cell>
          <table:table-cell>
            <text:p>271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2:18</text:p>
          </table:table-cell>
          <table:table-cell>
            <text:p>271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2:41</text:p>
          </table:table-cell>
          <table:table-cell>
            <text:p>27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3:07</text:p>
          </table:table-cell>
          <table:table-cell>
            <text:p>272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3:22</text:p>
          </table:table-cell>
          <table:table-cell>
            <text:p>27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3:37</text:p>
          </table:table-cell>
          <table:table-cell>
            <text:p>272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3:52</text:p>
          </table:table-cell>
          <table:table-cell>
            <text:p>272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4:14</text:p>
          </table:table-cell>
          <table:table-cell>
            <text:p>273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4:29</text:p>
          </table:table-cell>
          <table:table-cell>
            <text:p>273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4:44</text:p>
          </table:table-cell>
          <table:table-cell>
            <text:p>274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4:59</text:p>
          </table:table-cell>
          <table:table-cell>
            <text:p>274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5:17</text:p>
          </table:table-cell>
          <table:table-cell>
            <text:p>274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5:32</text:p>
          </table:table-cell>
          <table:table-cell>
            <text:p>274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5:47</text:p>
          </table:table-cell>
          <table:table-cell>
            <text:p>275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6:02</text:p>
          </table:table-cell>
          <table:table-cell>
            <text:p>275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6:23</text:p>
          </table:table-cell>
          <table:table-cell>
            <text:p>275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6:38</text:p>
          </table:table-cell>
          <table:table-cell>
            <text:p>276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7:07</text:p>
          </table:table-cell>
          <table:table-cell>
            <text:p>27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7:29</text:p>
          </table:table-cell>
          <table:table-cell>
            <text:p>277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7:44</text:p>
          </table:table-cell>
          <table:table-cell>
            <text:p>27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8:06</text:p>
          </table:table-cell>
          <table:table-cell>
            <text:p>277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8:36</text:p>
          </table:table-cell>
          <table:table-cell>
            <text:p>278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8:38</text:p>
          </table:table-cell>
          <table:table-cell>
            <text:p>278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Accep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9:40</text:p>
          </table:table-cell>
          <table:table-cell>
            <text:p>280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39:55</text:p>
          </table:table-cell>
          <table:table-cell>
            <text:p>280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0:18</text:p>
          </table:table-cell>
          <table:table-cell>
            <text:p>280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0:45</text:p>
          </table:table-cell>
          <table:table-cell>
            <text:p>28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1:00</text:p>
          </table:table-cell>
          <table:table-cell>
            <text:p>281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1:23</text:p>
          </table:table-cell>
          <table:table-cell>
            <text:p>281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1:50</text:p>
          </table:table-cell>
          <table:table-cell>
            <text:p>28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2:05</text:p>
          </table:table-cell>
          <table:table-cell>
            <text:p>282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2:27</text:p>
          </table:table-cell>
          <table:table-cell>
            <text:p>283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2:56</text:p>
          </table:table-cell>
          <table:table-cell>
            <text:p>28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4 01:43:11</text:p>
          </table:table-cell>
          <table:table-cell>
            <text:p>28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025-10-03 22:22:55</text:p>
          </table:table-cell>
          <table:table-cell>
            <text:p>22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Identity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2:55</text:p>
          </table:table-cell>
          <table:table-cell>
            <text:p>22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Identity Response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2:22:57</text:p>
          </table:table-cell>
          <table:table-cell>
            <text:p>22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2:58</text:p>
          </table:table-cell>
          <table:table-cell>
            <text:p>22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23:13</text:p>
          </table:table-cell>
          <table:table-cell>
            <text:p>2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1:17</text:p>
          </table:table-cell>
          <table:table-cell>
            <text:p>3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1:18</text:p>
          </table:table-cell>
          <table:table-cell>
            <text:p>33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1:33</text:p>
          </table:table-cell>
          <table:table-cell>
            <text:p>33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1:55</text:p>
          </table:table-cell>
          <table:table-cell>
            <text:p>33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5:43</text:p>
          </table:table-cell>
          <table:table-cell>
            <text:p>40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5:44</text:p>
          </table:table-cell>
          <table:table-cell>
            <text:p>40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5:59</text:p>
          </table:table-cell>
          <table:table-cell>
            <text:p>40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6:21</text:p>
          </table:table-cell>
          <table:table-cell>
            <text:p>4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7:04</text:p>
          </table:table-cell>
          <table:table-cell>
            <text:p>42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7:08</text:p>
          </table:table-cell>
          <table:table-cell>
            <text:p>42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37:09</text:p>
          </table:table-cell>
          <table:table-cell>
            <text:p>4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0:29</text:p>
          </table:table-cell>
          <table:table-cell>
            <text:p>47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0:29</text:p>
          </table:table-cell>
          <table:table-cell>
            <text:p>47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0:44</text:p>
          </table:table-cell>
          <table:table-cell>
            <text:p>47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5:03</text:p>
          </table:table-cell>
          <table:table-cell>
            <text:p>53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5:07</text:p>
          </table:table-cell>
          <table:table-cell>
            <text:p>53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45:08</text:p>
          </table:table-cell>
          <table:table-cell>
            <text:p>53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3:03</text:p>
          </table:table-cell>
          <table:table-cell>
            <text:p>63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3:04</text:p>
          </table:table-cell>
          <table:table-cell>
            <text:p>64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3:19</text:p>
          </table:table-cell>
          <table:table-cell>
            <text:p>6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3:41</text:p>
          </table:table-cell>
          <table:table-cell>
            <text:p>6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3:47</text:p>
          </table:table-cell>
          <table:table-cell>
            <text:p>64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4:14</text:p>
          </table:table-cell>
          <table:table-cell>
            <text:p>65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4:18</text:p>
          </table:table-cell>
          <table:table-cell>
            <text:p>6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2:54:23</text:p>
          </table:table-cell>
          <table:table-cell>
            <text:p>65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4:42</text:p>
          </table:table-cell>
          <table:table-cell>
            <text:p>78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8:37</text:p>
          </table:table-cell>
          <table:table-cell>
            <text:p>8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8:39</text:p>
          </table:table-cell>
          <table:table-cell>
            <text:p>83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8:40</text:p>
          </table:table-cell>
          <table:table-cell>
            <text:p>8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9:31</text:p>
          </table:table-cell>
          <table:table-cell>
            <text:p>85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9:35</text:p>
          </table:table-cell>
          <table:table-cell>
            <text:p>85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09:50</text:p>
          </table:table-cell>
          <table:table-cell>
            <text:p>85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2:41</text:p>
          </table:table-cell>
          <table:table-cell>
            <text:p>90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2:45</text:p>
          </table:table-cell>
          <table:table-cell>
            <text:p>90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2:47</text:p>
          </table:table-cell>
          <table:table-cell>
            <text:p>90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6:14</text:p>
          </table:table-cell>
          <table:table-cell>
            <text:p>95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6:18</text:p>
          </table:table-cell>
          <table:table-cell>
            <text:p>9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6:33</text:p>
          </table:table-cell>
          <table:table-cell>
            <text:p>95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7:36</text:p>
          </table:table-cell>
          <table:table-cell>
            <text:p>96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7:40</text:p>
          </table:table-cell>
          <table:table-cell>
            <text:p>96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19:58</text:p>
          </table:table-cell>
          <table:table-cell>
            <text:p>98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0:34</text:p>
          </table:table-cell>
          <table:table-cell>
            <text:p>99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0:39</text:p>
          </table:table-cell>
          <table:table-cell>
            <text:p>99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0:54</text:p>
          </table:table-cell>
          <table:table-cell>
            <text:p>9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2:52</text:p>
          </table:table-cell>
          <table:table-cell>
            <text:p>10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2:53</text:p>
          </table:table-cell>
          <table:table-cell>
            <text:p>102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3:08</text:p>
          </table:table-cell>
          <table:table-cell>
            <text:p>10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4:58</text:p>
          </table:table-cell>
          <table:table-cell>
            <text:p>105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5:12</text:p>
          </table:table-cell>
          <table:table-cell>
            <text:p>105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5:42</text:p>
          </table:table-cell>
          <table:table-cell>
            <text:p>106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3:25:57</text:p>
          </table:table-cell>
          <table:table-cell>
            <text:p>10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3:26:12</text:p>
          </table:table-cell>
          <table:table-cell>
            <text:p>107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3:26:13</text:p>
          </table:table-cell>
          <table:table-cell>
            <text:p>107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6:20</text:p>
          </table:table-cell>
          <table:table-cell>
            <text:p>107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6:20</text:p>
          </table:table-cell>
          <table:table-cell>
            <text:p>107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28:42</text:p>
          </table:table-cell>
          <table:table-cell>
            <text:p>110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5:30</text:p>
          </table:table-cell>
          <table:table-cell>
            <text:p>11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5:31</text:p>
          </table:table-cell>
          <table:table-cell>
            <text:p>119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35:36</text:p>
          </table:table-cell>
          <table:table-cell>
            <text:p>119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1:21</text:p>
          </table:table-cell>
          <table:table-cell>
            <text:p>12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1:25</text:p>
          </table:table-cell>
          <table:table-cell>
            <text:p>12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1:40</text:p>
          </table:table-cell>
          <table:table-cell>
            <text:p>126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7:11</text:p>
          </table:table-cell>
          <table:table-cell>
            <text:p>13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47:12</text:p>
          </table:table-cell>
          <table:table-cell>
            <text:p>132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1:27</text:p>
          </table:table-cell>
          <table:table-cell>
            <text:p>139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1:29</text:p>
          </table:table-cell>
          <table:table-cell>
            <text:p>139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6:14</text:p>
          </table:table-cell>
          <table:table-cell>
            <text:p>146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6:19</text:p>
          </table:table-cell>
          <table:table-cell>
            <text:p>146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6:20</text:p>
          </table:table-cell>
          <table:table-cell>
            <text:p>14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9:34</text:p>
          </table:table-cell>
          <table:table-cell>
            <text:p>15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9:36</text:p>
          </table:table-cell>
          <table:table-cell>
            <text:p>150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3:59:51</text:p>
          </table:table-cell>
          <table:table-cell>
            <text:p>151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0:14</text:p>
          </table:table-cell>
          <table:table-cell>
            <text:p>15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8:16</text:p>
          </table:table-cell>
          <table:table-cell>
            <text:p>162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8:21</text:p>
          </table:table-cell>
          <table:table-cell>
            <text:p>16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08:22</text:p>
          </table:table-cell>
          <table:table-cell>
            <text:p>162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9:20</text:p>
          </table:table-cell>
          <table:table-cell>
            <text:p>177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9:20</text:p>
          </table:table-cell>
          <table:table-cell>
            <text:p>177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19:21</text:p>
          </table:table-cell>
          <table:table-cell>
            <text:p>17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4:48</text:p>
          </table:table-cell>
          <table:table-cell>
            <text:p>185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4:50</text:p>
          </table:table-cell>
          <table:table-cell>
            <text:p>18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5:05</text:p>
          </table:table-cell>
          <table:table-cell>
            <text:p>18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5:20</text:p>
          </table:table-cell>
          <table:table-cell>
            <text:p>185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8:59</text:p>
          </table:table-cell>
          <table:table-cell>
            <text:p>190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9:03</text:p>
          </table:table-cell>
          <table:table-cell>
            <text:p>19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29:04</text:p>
          </table:table-cell>
          <table:table-cell>
            <text:p>19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1:10</text:p>
          </table:table-cell>
          <table:table-cell>
            <text:p>19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1:14</text:p>
          </table:table-cell>
          <table:table-cell>
            <text:p>193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1:29</text:p>
          </table:table-cell>
          <table:table-cell>
            <text:p>193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1:51</text:p>
          </table:table-cell>
          <table:table-cell>
            <text:p>193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2:32</text:p>
          </table:table-cell>
          <table:table-cell>
            <text:p>194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2:36</text:p>
          </table:table-cell>
          <table:table-cell>
            <text:p>194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2:37</text:p>
          </table:table-cell>
          <table:table-cell>
            <text:p>195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4:38</text:p>
          </table:table-cell>
          <table:table-cell>
            <text:p>19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4:43</text:p>
          </table:table-cell>
          <table:table-cell>
            <text:p>19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4:49</text:p>
          </table:table-cell>
          <table:table-cell>
            <text:p>197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7:36</text:p>
          </table:table-cell>
          <table:table-cell>
            <text:p>201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7:40</text:p>
          </table:table-cell>
          <table:table-cell>
            <text:p>20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7:42</text:p>
          </table:table-cell>
          <table:table-cell>
            <text:p>201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9:05</text:p>
          </table:table-cell>
          <table:table-cell>
            <text:p>20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39:55</text:p>
          </table:table-cell>
          <table:table-cell>
            <text:p>203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0:10</text:p>
          </table:table-cell>
          <table:table-cell>
            <text:p>204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0:34</text:p>
          </table:table-cell>
          <table:table-cell>
            <text:p>204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0:52</text:p>
          </table:table-cell>
          <table:table-cell>
            <text:p>205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1:07</text:p>
          </table:table-cell>
          <table:table-cell>
            <text:p>205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1:32</text:p>
          </table:table-cell>
          <table:table-cell>
            <text:p>205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1:56</text:p>
          </table:table-cell>
          <table:table-cell>
            <text:p>206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2:11</text:p>
          </table:table-cell>
          <table:table-cell>
            <text:p>206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2:35</text:p>
          </table:table-cell>
          <table:table-cell>
            <text:p>207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3:02</text:p>
          </table:table-cell>
          <table:table-cell>
            <text:p>20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3:17</text:p>
          </table:table-cell>
          <table:table-cell>
            <text:p>208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3:42</text:p>
          </table:table-cell>
          <table:table-cell>
            <text:p>20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4:07</text:p>
          </table:table-cell>
          <table:table-cell>
            <text:p>209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4:22</text:p>
          </table:table-cell>
          <table:table-cell>
            <text:p>210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4:45</text:p>
          </table:table-cell>
          <table:table-cell>
            <text:p>210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5:11</text:p>
          </table:table-cell>
          <table:table-cell>
            <text:p>211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4 00:45:12</text:p>
          </table:table-cell>
          <table:table-cell>
            <text:p>211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5:13</text:p>
          </table:table-cell>
          <table:table-cell>
            <text:p>211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5:24</text:p>
          </table:table-cell>
          <table:table-cell>
            <text:p>211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26</text:p>
          </table:table-cell>
          <table:table-cell>
            <text:p>212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31</text:p>
          </table:table-cell>
          <table:table-cell>
            <text:p>212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46</text:p>
          </table:table-cell>
          <table:table-cell>
            <text:p>213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46</text:p>
          </table:table-cell>
          <table:table-cell>
            <text:p>213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6:46</text:p>
          </table:table-cell>
          <table:table-cell>
            <text:p>213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7:33</text:p>
          </table:table-cell>
          <table:table-cell>
            <text:p>21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7:38</text:p>
          </table:table-cell>
          <table:table-cell>
            <text:p>213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47:38</text:p>
          </table:table-cell>
          <table:table-cell>
            <text:p>21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4:01</text:p>
          </table:table-cell>
          <table:table-cell>
            <text:p>223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4:05</text:p>
          </table:table-cell>
          <table:table-cell>
            <text:p>223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4:20</text:p>
          </table:table-cell>
          <table:table-cell>
            <text:p>223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4:42</text:p>
          </table:table-cell>
          <table:table-cell>
            <text:p>22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6:16</text:p>
          </table:table-cell>
          <table:table-cell>
            <text:p>226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6:20</text:p>
          </table:table-cell>
          <table:table-cell>
            <text:p>226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0:56:21</text:p>
          </table:table-cell>
          <table:table-cell>
            <text:p>226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6:09</text:p>
          </table:table-cell>
          <table:table-cell>
            <text:p>238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6:11</text:p>
          </table:table-cell>
          <table:table-cell>
            <text:p>238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6:26</text:p>
          </table:table-cell>
          <table:table-cell>
            <text:p>23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7:43</text:p>
          </table:table-cell>
          <table:table-cell>
            <text:p>239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07:48</text:p>
          </table:table-cell>
          <table:table-cell>
            <text:p>239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1:22</text:p>
          </table:table-cell>
          <table:table-cell>
            <text:p>244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1:23</text:p>
          </table:table-cell>
          <table:table-cell>
            <text:p>244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1:24</text:p>
          </table:table-cell>
          <table:table-cell>
            <text:p>244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9:17</text:p>
          </table:table-cell>
          <table:table-cell>
            <text:p>25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9:25</text:p>
          </table:table-cell>
          <table:table-cell>
            <text:p>254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19:40</text:p>
          </table:table-cell>
          <table:table-cell>
            <text:p>254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4:31</text:p>
          </table:table-cell>
          <table:table-cell>
            <text:p>260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4:35</text:p>
          </table:table-cell>
          <table:table-cell>
            <text:p>260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24:41</text:p>
          </table:table-cell>
          <table:table-cell>
            <text:p>261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0:31</text:p>
          </table:table-cell>
          <table:table-cell>
            <text:p>269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0:35</text:p>
          </table:table-cell>
          <table:table-cell>
            <text:p>26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0:36</text:p>
          </table:table-cell>
          <table:table-cell>
            <text:p>269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8:38</text:p>
          </table:table-cell>
          <table:table-cell>
            <text:p>278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ttach Complete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8:39</text:p>
          </table:table-cell>
          <table:table-cell>
            <text:p>278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8:54</text:p>
          </table:table-cell>
          <table:table-cell>
            <text:p>279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4 01:39:17</text:p>
          </table:table-cell>
          <table:table-cell>
            <text:p>27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Routing Area Update Request</text:p>
          </table:table-cell>
          <table:table-cell>
            <text:p>51</text:p>
          </table:table-cell>
          <table:table-cell>
            <text:p>1000</text:p>
          </table:table-cell>
          <table:table-cell>
            <text:p/>
          </table:table-cell>
          <table:table-cell>
            <text:p/>
          </table:table-cell>
        </table:table-row>
      </table:table>
      <table:table table:name="3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3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4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ID Type 1</text:p>
          </table:table-cell>
          <table:table-cell>
            <text:p>MMEGID 1</text:p>
          </table:table-cell>
          <table:table-cell>
            <text:p>MMECODE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MMEGID 2</text:p>
          </table:table-cell>
          <table:table-cell>
            <text:p>MMECODE 2</text:p>
          </table:table-cell>
          <table:table-cell>
            <text:p>ID2</text:p>
          </table:table-cell>
        </table:table-row>
      </table:table>
      <table:table table:name="5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CI</text:p>
          </table:table-cell>
          <table:table-cell>
            <text:p>ID Type</text:p>
          </table:table-cell>
          <table:table-cell>
            <text:p>ID Part 1</text:p>
          </table:table-cell>
          <table:table-cell>
            <text:p>ID Part 2</text:p>
          </table:table-cell>
        </table:table-row>
      </table:table>
      <table:table table:name="5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 1</text:p>
          </table:table-cell>
          <table:table-cell>
            <text:p>AMF Region ID 1</text:p>
          </table:table-cell>
          <table:table-cell>
            <text:p>AMF Set ID 1</text:p>
          </table:table-cell>
          <table:table-cell>
            <text:p>AMF Pointer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AMF Region ID 2</text:p>
          </table:table-cell>
          <table:table-cell>
            <text:p>AMF Set ID 2</text:p>
          </table:table-cell>
          <table:table-cell>
            <text:p>AMF Pointer 2</text:p>
          </table:table-cell>
          <table:table-cell>
            <text:p>ID2</text:p>
          </table:table-cell>
        </table:table-row>
      </table:table>
      <table:table table:name="2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</text:p>
          </table:table-cell>
          <table:table-cell>
            <text:p>ID Type</text:p>
          </table:table-cell>
          <table:table-cell>
            <text:p>ID1</text:p>
          </table:table-cell>
          <table:table-cell>
            <text:p>ID2</text:p>
          </table:table-cell>
          <table:table-cell>
            <text:p>ID3</text:p>
          </table:table-cell>
          <table:table-cell>
            <text:p>ID4</text:p>
          </table:table-cell>
        </table:table-row>
      </table:table>
      <table:table table:name="3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4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aging Record</text:p>
          </table:table-cell>
          <table:table-cell>
            <text:p>Domain 1</text:p>
          </table:table-cell>
          <table:table-cell>
            <text:p>ID Type 1</text:p>
          </table:table-cell>
          <table:table-cell>
            <text:p>MMEC 1</text:p>
          </table:table-cell>
          <table:table-cell>
            <text:p>ID1</text:p>
          </table:table-cell>
          <table:table-cell>
            <text:p>Domain 2</text:p>
          </table:table-cell>
          <table:table-cell>
            <text:p>ID Type 2</text:p>
          </table:table-cell>
          <table:table-cell>
            <text:p>MMEC 2</text:p>
          </table:table-cell>
          <table:table-cell>
            <text:p>ID2</text:p>
          </table:table-cell>
          <table:table-cell>
            <text:p>Domain 3</text:p>
          </table:table-cell>
          <table:table-cell>
            <text:p>ID Type 3</text:p>
          </table:table-cell>
          <table:table-cell>
            <text:p>MMEC 3</text:p>
          </table:table-cell>
          <table:table-cell>
            <text:p>ID3</text:p>
          </table:table-cell>
          <table:table-cell>
            <text:p>Domain 4</text:p>
          </table:table-cell>
          <table:table-cell>
            <text:p>ID Type 4</text:p>
          </table:table-cell>
          <table:table-cell>
            <text:p>MMEC 4</text:p>
          </table:table-cell>
          <table:table-cell>
            <text:p>ID4</text:p>
          </table:table-cell>
          <table:table-cell>
            <text:p>Domain 5</text:p>
          </table:table-cell>
          <table:table-cell>
            <text:p>ID Type 5</text:p>
          </table:table-cell>
          <table:table-cell>
            <text:p>MMEC 5</text:p>
          </table:table-cell>
          <table:table-cell>
            <text:p>ID5</text:p>
          </table:table-cell>
        </table:table-row>
      </table:table>
      <table:table table:name="5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